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>
      <style:text-properties fo:font-size="18pt" style:font-size-asian="18pt" style:font-size-complex="18pt"/>
    </style:style>
    <style:style style:name="T1_2" style:family="text">
      <style:text-properties fo:font-size="18pt" style:font-size-asian="18pt" style:font-size-complex="18pt"/>
    </style:style>
    <style:style style:name="T1_3" style:family="text">
      <style:text-properties fo:font-size="18pt" style:font-size-asian="18pt" style:font-size-complex="18pt"/>
    </style:style>
    <style:style style:name="T1_4" style:family="text">
      <style:text-properties fo:font-size="18pt" style:font-size-asian="18pt" style:font-size-complex="18pt"/>
    </style:style>
    <style:style style:name="T1_5" style:family="text">
      <style:text-properties fo:font-size="18pt" style:font-size-asian="18pt" style:font-size-complex="18pt"/>
    </style:style>
    <style:style style:name="T1_6" style:family="text">
      <style:text-properties fo:font-size="18pt" style:font-size-asian="18pt" style:font-size-complex="18pt"/>
    </style:style>
    <style:style style:name="T1_7" style:family="text">
      <style:text-properties fo:font-size="18pt" style:font-size-asian="18pt" style:font-size-complex="18pt"/>
    </style:style>
    <style:style style:name="T1_8" style:family="text">
      <style:text-properties fo:font-size="18pt" style:font-size-asian="18pt" style:font-size-complex="18pt"/>
    </style:style>
    <style:style style:name="T1_9" style:family="text">
      <style:text-properties fo:font-size="18pt" style:font-size-asian="18pt" style:font-size-complex="18pt"/>
    </style:style>
    <style:style style:name="T1_10" style:family="text">
      <style:text-properties fo:font-size="18pt" style:font-size-asian="18pt" style:font-size-complex="18pt"/>
    </style:style>
    <style:style style:name="P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font-weight="bold" style:font-weight-asian="bold" style:font-weight-complex="bold"/>
    </style:style>
    <style:style style:name="T3_2" style:family="text">
      <style:text-properties fo:font-weight="bold" style:font-weight-asian="bold" style:font-weight-complex="bold"/>
    </style:style>
    <style:style style:name="T3_3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font-weight="bold" style:font-weight-asian="bold" style:font-weight-complex="bold"/>
    </style:style>
    <style:style style:name="T5_2" style:family="text">
      <style:text-properties fo:font-weight="bold" style:font-weight-asian="bold" style:font-weight-complex="bold"/>
    </style:style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P6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font-weight="bold" style:font-weight-asian="bold" style:font-weight-complex="bold"/>
    </style:style>
    <style:style style:name="P8" style:family="paragraph" style:parent-style-name="Standard">
      <style:paragraph-properties fo:break-before="auto" fo:line-height="115%" fo:margin-top="0cm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P9" style:family="paragraph" style:parent-style-name="Standard">
      <style:paragraph-properties fo:break-before="auto" fo:line-height="115%" fo:margin-top="0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P10" style:family="paragraph" style:parent-style-name="Standard">
      <style:paragraph-properties fo:break-before="auto" fo:line-height="115%" fo:margin-top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P11" style:family="paragraph" style:parent-style-name="Standard">
      <style:paragraph-properties fo:break-before="auto" fo:line-height="115%" fo:margin-top="0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P12" style:family="paragraph" style:parent-style-name="Standard">
      <style:paragraph-properties fo:break-before="auto" fo:line-height="115%" fo:margin-top="0cm" style:writing-mode="lr-tb"/>
    </style:style>
    <style:style style:name="T12_1" style:family="text"/>
    <style:style style:name="T12_2" style:family="text"/>
    <style:style style:name="T12_3" style:family="text"/>
    <style:style style:name="P13" style:family="paragraph" style:parent-style-name="Standard">
      <style:paragraph-properties fo:break-before="auto" fo:line-height="115%" fo:margin-top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P14" style:family="paragraph" style:parent-style-name="Standard">
      <style:paragraph-properties fo:break-before="auto" fo:line-height="115%" fo:margin-top="0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P15" style:family="paragraph" style:parent-style-name="Standard">
      <style:paragraph-properties fo:break-before="auto" fo:line-height="115%" fo:margin-top="0cm" fo:margin-bottom="0cm" style:writing-mode="lr-tb"/>
    </style:style>
    <style:style style:name="T15_1" style:family="text"/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7_1" style:family="text">
      <style:text-properties fo:font-weight="bold" style:font-weight-asian="bold" style:font-weight-complex="bold"/>
    </style:style>
    <style:style style:name="P1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8_1" style:family="text"/>
    <style:style style:name="P1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P2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0_1" style:family="text"/>
    <style:style style:name="P2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P2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2_1" style:family="text"/>
    <style:style style:name="P2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P2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4_1" style:family="text"/>
    <style:style style:name="P2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P2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P2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7_1" style:family="text"/>
    <style:style style:name="P2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P2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9_1" style:family="text"/>
    <style:style style:name="P3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P3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P3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2_1" style:family="text"/>
    <style:style style:name="T32_2" style:family="text"/>
    <style:style style:name="T32_3" style:family="text"/>
    <style:style style:name="P33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33_1" style:family="text">
      <style:text-properties fo:font-style="italic" style:font-style-asian="italic" style:font-style-complex="italic"/>
    </style:style>
    <style:style style:name="T33_2" style:family="text">
      <style:text-properties fo:font-style="italic" style:font-style-asian="italic" style:font-style-complex="italic"/>
    </style:style>
    <style:style style:name="T33_3" style:family="text">
      <style:text-properties fo:font-style="italic" style:font-style-asian="italic" style:font-style-complex="italic"/>
    </style:style>
    <style:style style:name="T33_4" style:family="text">
      <style:text-properties fo:font-style="italic" style:font-style-asian="italic" style:font-style-complex="italic"/>
    </style:style>
    <style:style style:name="P3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4_1" style:family="text"/>
    <style:style style:name="P3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P36" style:family="paragraph" style:parent-style-name="Standard">
      <style:paragraph-properties fo:text-align="left" fo:break-before="auto" fo:line-height="115%" fo:margin-top="0cm" fo:margin-bottom="0cm" fo:margin-right="0cm" style:writing-mode="lr-tb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>
      <style:text-properties fo:font-size="14pt" style:font-size-asian="14pt" style:font-size-complex="14pt" fo:font-weight="bold" style:font-weight-asian="bold" style:font-weight-complex="bold"/>
    </style:style>
    <style:style style:name="T37_2" style:family="text">
      <style:text-properties fo:font-size="14pt" style:font-size-asian="14pt" style:font-size-complex="14pt" fo:font-weight="bold" style:font-weight-asian="bold" style:font-weight-complex="bold"/>
    </style:style>
    <style:style style:name="T37_3" style:family="text">
      <style:text-properties fo:font-size="14pt" style:font-size-asian="14pt" style:font-size-complex="14pt" fo:font-weight="bold" style:font-weight-asian="bold" style:font-weight-complex="bold"/>
    </style:style>
    <style:style style:name="T37_4" style:family="text">
      <style:text-properties fo:font-size="14pt" style:font-size-asian="14pt" style:font-size-complex="14pt" fo:font-weight="bold" style:font-weight-asian="bold" style:font-weight-complex="bold"/>
    </style:style>
    <style:style style:name="T37_5" style:family="text">
      <style:text-properties fo:font-size="14pt" style:font-size-asian="14pt" style:font-size-complex="14pt" fo:font-weight="bold" style:font-weight-asian="bold" style:font-weight-complex="bold"/>
    </style:style>
    <style:style style:name="T37_6" style:family="text">
      <style:text-properties fo:font-size="14pt" style:font-size-asian="14pt" style:font-size-complex="14pt" fo:font-weight="bold" style:font-weight-asian="bold" style:font-weight-complex="bold"/>
    </style:style>
    <style:style style:name="P3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T38_27" style:family="text"/>
    <style:style style:name="T38_28" style:family="text"/>
    <style:style style:name="T38_29" style:family="text"/>
    <style:style style:name="T38_30" style:family="text"/>
    <style:style style:name="T38_31" style:family="text"/>
    <style:style style:name="T38_32" style:family="text"/>
    <style:style style:name="T38_33" style:family="text"/>
    <style:style style:name="T38_34" style:family="text"/>
    <style:style style:name="T38_35" style:family="text"/>
    <style:style style:name="T38_36" style:family="text"/>
    <style:style style:name="T38_37" style:family="text"/>
    <style:style style:name="T38_38" style:family="text"/>
    <style:style style:name="T38_39" style:family="text"/>
    <style:style style:name="T38_40" style:family="text"/>
    <style:style style:name="T38_41" style:family="text"/>
    <style:style style:name="T38_42" style:family="text"/>
    <style:style style:name="T38_43" style:family="text"/>
    <style:style style:name="T38_44" style:family="text"/>
    <style:style style:name="T38_45" style:family="text"/>
    <style:style style:name="T38_46" style:family="text"/>
    <style:style style:name="T38_47" style:family="text"/>
    <style:style style:name="T38_48" style:family="text"/>
    <style:style style:name="T38_49" style:family="text"/>
    <style:style style:name="T38_50" style:family="text"/>
    <style:style style:name="T38_51" style:family="text"/>
    <style:style style:name="T38_52" style:family="text"/>
    <style:style style:name="T38_53" style:family="text"/>
    <style:style style:name="T38_54" style:family="text"/>
    <style:style style:name="T38_55" style:family="text"/>
    <style:style style:name="T38_56" style:family="text"/>
    <style:style style:name="T38_57" style:family="text"/>
    <style:style style:name="T38_58" style:family="text"/>
    <style:style style:name="T38_59" style:family="text"/>
    <style:style style:name="T38_60" style:family="text"/>
    <style:style style:name="T38_61" style:family="text"/>
    <style:style style:name="T38_62" style:family="text"/>
    <style:style style:name="T38_63" style:family="text"/>
    <style:style style:name="T38_64" style:family="text"/>
    <style:style style:name="T38_65" style:family="text"/>
    <style:style style:name="T38_66" style:family="text"/>
    <style:style style:name="T38_67" style:family="text"/>
    <style:style style:name="T38_68" style:family="text"/>
    <style:style style:name="T38_69" style:family="text"/>
    <style:style style:name="T38_70" style:family="text"/>
    <style:style style:name="T38_71" style:family="text"/>
    <style:style style:name="T38_72" style:family="text"/>
    <style:style style:name="P3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fo:font-size="14pt" style:font-size-asian="14pt" style:font-size-complex="14pt" fo:font-weight="bold" style:font-weight-asian="bold" style:font-weight-complex="bold"/>
    </style:style>
    <style:style style:name="P4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fo:font-size="14pt" style:font-size-asian="14pt" style:font-size-complex="14pt" fo:font-weight="bold" style:font-weight-asian="bold" style:font-weight-complex="bold"/>
    </style:style>
    <style:style style:name="P4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1_1" style:family="text">
      <style:text-properties fo:font-size="14pt" style:font-size-asian="14pt" style:font-size-complex="14pt" fo:font-weight="bold" style:font-weight-asian="bold" style:font-weight-complex="bold"/>
    </style:style>
    <style:style style:name="T41_2" style:family="text">
      <style:text-properties fo:font-size="14pt" style:font-size-asian="14pt" style:font-size-complex="14pt" fo:font-weight="bold" style:font-weight-asian="bold" style:font-weight-complex="bold"/>
    </style:style>
    <style:style style:name="T41_3" style:family="text">
      <style:text-properties fo:font-size="14pt" style:font-size-asian="14pt" style:font-size-complex="14pt" fo:font-weight="bold" style:font-weight-asian="bold" style:font-weight-complex="bold"/>
    </style:style>
    <style:style style:name="T41_4" style:family="text">
      <style:text-properties fo:font-size="14pt" style:font-size-asian="14pt" style:font-size-complex="14pt" fo:font-weight="bold" style:font-weight-asian="bold" style:font-weight-complex="bold"/>
    </style:style>
    <style:style style:name="T41_5" style:family="text">
      <style:text-properties fo:font-size="14pt" style:font-size-asian="14pt" style:font-size-complex="14pt" fo:font-weight="bold" style:font-weight-asian="bold" style:font-weight-complex="bold"/>
    </style:style>
    <style:style style:name="T41_6" style:family="text">
      <style:text-properties fo:font-size="14pt" style:font-size-asian="14pt" style:font-size-complex="14pt" fo:font-weight="bold" style:font-weight-asian="bold" style:font-weight-complex="bold"/>
    </style:style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T42_27" style:family="text"/>
    <style:style style:name="T42_28" style:family="text"/>
    <style:style style:name="P43" style:family="paragraph" style:parent-style-name="Standard">
      <style:paragraph-properties fo:break-before="auto" fo:line-height="115%" style:writing-mode="lr-tb"/>
    </style:style>
    <style:style style:name="P4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4_1" style:family="text">
      <style:text-properties fo:font-size="14pt" style:font-size-asian="14pt" style:font-size-complex="14pt" fo:font-weight="bold" style:font-weight-asian="bold" style:font-weight-complex="bold"/>
    </style:style>
    <style:style style:name="T44_2" style:family="text">
      <style:text-properties fo:font-size="14pt" style:font-size-asian="14pt" style:font-size-complex="14pt" fo:font-weight="bold" style:font-weight-asian="bold" style:font-weight-complex="bold"/>
    </style:style>
    <style:style style:name="T44_3" style:family="text">
      <style:text-properties fo:font-size="14pt" style:font-size-asian="14pt" style:font-size-complex="14pt" fo:font-weight="bold" style:font-weight-asian="bold" style:font-weight-complex="bold"/>
    </style:style>
    <style:style style:name="T44_4" style:family="text">
      <style:text-properties fo:font-size="14pt" style:font-size-asian="14pt" style:font-size-complex="14pt" fo:font-weight="bold" style:font-weight-asian="bold" style:font-weight-complex="bold"/>
    </style:style>
    <style:style style:name="T44_5" style:family="text">
      <style:text-properties fo:font-size="14pt" style:font-size-asian="14pt" style:font-size-complex="14pt" fo:font-weight="bold" style:font-weight-asian="bold" style:font-weight-complex="bold"/>
    </style:style>
    <style:style style:name="T44_6" style:family="text">
      <style:text-properties fo:font-size="14pt" style:font-size-asian="14pt" style:font-size-complex="14pt" fo:font-weight="bold" style:font-weight-asian="bold" style:font-weight-complex="bold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>
      <style:text-properties fo:font-weight="bold" style:font-weight-asian="bold" style:font-weight-complex="bold"/>
    </style:style>
    <style:style style:name="T45_2" style:family="text">
      <style:text-properties fo:font-weight="bold" style:font-weight-asian="bold" style:font-weight-complex="bold"/>
    </style:style>
    <style:style style:name="T45_3" style:family="text">
      <style:text-properties fo:font-weight="bold" style:font-weight-asian="bold" style:font-weight-complex="bold"/>
    </style:style>
    <style:style style:name="T45_4" style:family="text">
      <style:text-properties fo:font-weight="bold" style:font-weight-asian="bold" style:font-weight-complex="bold"/>
    </style:style>
    <style:style style:name="T45_5" style:family="text">
      <style:text-properties fo:font-weight="bold" style:font-weight-asian="bold" style:font-weight-complex="bold"/>
    </style:style>
    <style:style style:name="T45_6" style:family="text">
      <style:text-properties fo:font-weight="bold" style:font-weight-asian="bold" style:font-weight-complex="bold"/>
    </style:style>
    <style:style style:name="T45_7" style:family="text">
      <style:text-properties fo:font-weight="bold" style:font-weight-asian="bold" style:font-weight-complex="bold"/>
    </style:style>
    <style:style style:name="T45_8" style:family="text">
      <style:text-properties fo:font-weight="bold" style:font-weight-asian="bold" style:font-weight-complex="bold"/>
    </style:style>
    <style:style style:name="T45_9" style:family="text">
      <style:text-properties fo:font-weight="bold" style:font-weight-asian="bold" style:font-weight-complex="bold"/>
    </style:style>
    <style:style style:name="T45_10" style:family="text">
      <style:text-properties fo:font-weight="bold" style:font-weight-asian="bold" style:font-weight-complex="bold"/>
    </style:style>
    <style:style style:name="T45_11" style:family="text">
      <style:text-properties fo:font-weight="bold" style:font-weight-asian="bold" style:font-weight-complex="bold"/>
    </style:style>
    <style:style style:name="P4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T46_29" style:family="text"/>
    <style:style style:name="T46_30" style:family="text"/>
    <style:style style:name="T46_31" style:family="text"/>
    <style:style style:name="T46_32" style:family="text"/>
    <style:style style:name="T46_33" style:family="text"/>
    <style:style style:name="T46_34" style:family="text"/>
    <style:style style:name="T46_35" style:family="text"/>
    <style:style style:name="T46_36" style:family="text"/>
    <style:style style:name="T46_37" style:family="text"/>
    <style:style style:name="T46_38" style:family="text"/>
    <style:style style:name="T46_39" style:family="text"/>
    <style:style style:name="T46_40" style:family="text"/>
    <style:style style:name="T46_41" style:family="text"/>
    <style:style style:name="T46_42" style:family="text"/>
    <style:style style:name="T46_43" style:family="text"/>
    <style:style style:name="T46_44" style:family="text"/>
    <style:style style:name="T46_45" style:family="text"/>
    <style:style style:name="T46_46" style:family="text"/>
    <style:style style:name="T46_47" style:family="text"/>
    <style:style style:name="T46_48" style:family="text"/>
    <style:style style:name="T46_49" style:family="text"/>
    <style:style style:name="T46_50" style:family="text"/>
    <style:style style:name="T46_51" style:family="text"/>
    <style:style style:name="T46_52" style:family="text"/>
    <style:style style:name="T46_53" style:family="text"/>
    <style:style style:name="T46_54" style:family="text"/>
    <style:style style:name="T46_55" style:family="text"/>
    <style:style style:name="T46_56" style:family="text"/>
    <style:style style:name="T46_57" style:family="text"/>
    <style:style style:name="T46_58" style:family="text"/>
    <style:style style:name="T46_59" style:family="text"/>
    <style:style style:name="T46_60" style:family="text"/>
    <style:style style:name="T46_61" style:family="text"/>
    <style:style style:name="T46_62" style:family="text"/>
    <style:style style:name="T46_63" style:family="text"/>
    <style:style style:name="T46_64" style:family="text"/>
    <style:style style:name="T46_65" style:family="text"/>
    <style:style style:name="T46_66" style:family="text"/>
    <style:style style:name="T46_67" style:family="text"/>
    <style:style style:name="T46_68" style:family="text"/>
    <style:style style:name="T46_69" style:family="text"/>
    <style:style style:name="T46_70" style:family="text"/>
    <style:style style:name="T46_71" style:family="text"/>
    <style:style style:name="T46_72" style:family="text"/>
    <style:style style:name="T46_73" style:family="text"/>
    <style:style style:name="T46_74" style:family="text"/>
    <style:style style:name="T46_75" style:family="text"/>
    <style:style style:name="T46_76" style:family="text"/>
    <style:style style:name="T46_77" style:family="text"/>
    <style:style style:name="T46_78" style:family="text"/>
    <style:style style:name="T46_79" style:family="text"/>
    <style:style style:name="T46_80" style:family="text"/>
    <style:style style:name="T46_81" style:family="text"/>
    <style:style style:name="T46_82" style:family="text"/>
    <style:style style:name="T46_83" style:family="text"/>
    <style:style style:name="T46_84" style:family="text"/>
    <style:style style:name="T46_85" style:family="text"/>
    <style:style style:name="T46_86" style:family="text"/>
    <style:style style:name="T46_87" style:family="text"/>
    <style:style style:name="T46_88" style:family="text"/>
    <style:style style:name="T46_89" style:family="text"/>
    <style:style style:name="T46_90" style:family="text"/>
    <style:style style:name="T46_91" style:family="text"/>
    <style:style style:name="T46_92" style:family="text"/>
    <style:style style:name="T46_93" style:family="text"/>
    <style:style style:name="T46_94" style:family="text"/>
    <style:style style:name="T46_95" style:family="text"/>
    <style:style style:name="T46_96" style:family="text"/>
    <style:style style:name="T46_97" style:family="text"/>
    <style:style style:name="T46_98" style:family="text"/>
    <style:style style:name="T46_99" style:family="text"/>
    <style:style style:name="T46_100" style:family="text"/>
    <style:style style:name="T46_101" style:family="text"/>
    <style:style style:name="T46_102" style:family="text"/>
    <style:style style:name="T46_103" style:family="text"/>
    <style:style style:name="T46_104" style:family="text"/>
    <style:style style:name="P4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4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T48_21" style:family="text"/>
    <style:style style:name="T48_22" style:family="text"/>
    <style:style style:name="T48_23" style:family="text"/>
    <style:style style:name="T48_24" style:family="text"/>
    <style:style style:name="T48_25" style:family="text"/>
    <style:style style:name="T48_26" style:family="text"/>
    <style:style style:name="T48_27" style:family="text"/>
    <style:style style:name="T48_28" style:family="text"/>
    <style:style style:name="T48_29" style:family="text"/>
    <style:style style:name="T48_30" style:family="text"/>
    <style:style style:name="T48_31" style:family="text"/>
    <style:style style:name="T48_32" style:family="text"/>
    <style:style style:name="T48_33" style:family="text"/>
    <style:style style:name="T48_34" style:family="text"/>
    <style:style style:name="T48_35" style:family="text"/>
    <style:style style:name="T48_36" style:family="text"/>
    <style:style style:name="T48_37" style:family="text"/>
    <style:style style:name="T48_38" style:family="text"/>
    <style:style style:name="T48_39" style:family="text"/>
    <style:style style:name="T48_40" style:family="text"/>
    <style:style style:name="P4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5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0_1" style:family="text">
      <style:text-properties fo:font-weight="bold" style:font-weight-asian="bold" style:font-weight-complex="bold"/>
    </style:style>
    <style:style style:name="T50_2" style:family="text">
      <style:text-properties fo:font-weight="bold" style:font-weight-asian="bold" style:font-weight-complex="bold"/>
    </style:style>
    <style:style style:name="T50_3" style:family="text">
      <style:text-properties fo:font-weight="bold" style:font-weight-asian="bold" style:font-weight-complex="bold"/>
    </style:style>
    <style:style style:name="T50_4" style:family="text">
      <style:text-properties fo:font-weight="bold" style:font-weight-asian="bold" style:font-weight-complex="bold"/>
    </style:style>
    <style:style style:name="T50_5" style:family="text">
      <style:text-properties fo:font-weight="bold" style:font-weight-asian="bold" style:font-weight-complex="bold"/>
    </style:style>
    <style:style style:name="T50_6" style:family="text">
      <style:text-properties fo:font-weight="bold" style:font-weight-asian="bold" style:font-weight-complex="bold"/>
    </style:style>
    <style:style style:name="T50_7" style:family="text">
      <style:text-properties fo:font-weight="bold" style:font-weight-asian="bold" style:font-weight-complex="bold"/>
    </style:style>
    <style:style style:name="T50_8" style:family="text">
      <style:text-properties fo:font-weight="bold" style:font-weight-asian="bold" style:font-weight-complex="bold"/>
    </style:style>
    <style:style style:name="T50_9" style:family="text">
      <style:text-properties fo:font-weight="bold" style:font-weight-asian="bold" style:font-weight-complex="bold"/>
    </style:style>
    <style:style style:name="T50_10" style:family="text">
      <style:text-properties fo:font-weight="bold" style:font-weight-asian="bold" style:font-weight-complex="bold"/>
    </style:style>
    <style:style style:name="T50_11" style:family="text">
      <style:text-properties fo:font-weight="bold" style:font-weight-asian="bold" style:font-weight-complex="bold"/>
    </style:style>
    <style:style style:name="P5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T51_21" style:family="text"/>
    <style:style style:name="T51_22" style:family="text"/>
    <style:style style:name="T51_23" style:family="text"/>
    <style:style style:name="T51_24" style:family="text"/>
    <style:style style:name="T51_25" style:family="text"/>
    <style:style style:name="T51_26" style:family="text"/>
    <style:style style:name="T51_27" style:family="text"/>
    <style:style style:name="T51_28" style:family="text"/>
    <style:style style:name="T51_29" style:family="text"/>
    <style:style style:name="T51_30" style:family="text"/>
    <style:style style:name="T51_31" style:family="text"/>
    <style:style style:name="T51_32" style:family="text"/>
    <style:style style:name="T51_33" style:family="text"/>
    <style:style style:name="T51_34" style:family="text"/>
    <style:style style:name="T51_35" style:family="text"/>
    <style:style style:name="T51_36" style:family="text"/>
    <style:style style:name="T51_37" style:family="text"/>
    <style:style style:name="T51_38" style:family="text"/>
    <style:style style:name="T51_39" style:family="text"/>
    <style:style style:name="T51_40" style:family="text"/>
    <style:style style:name="T51_41" style:family="text"/>
    <style:style style:name="T51_42" style:family="text"/>
    <style:style style:name="T51_43" style:family="text"/>
    <style:style style:name="T51_44" style:family="text"/>
    <style:style style:name="T51_45" style:family="text"/>
    <style:style style:name="T51_46" style:family="text"/>
    <style:style style:name="T51_47" style:family="text"/>
    <style:style style:name="T51_48" style:family="text"/>
    <style:style style:name="T51_49" style:family="text"/>
    <style:style style:name="T51_50" style:family="text"/>
    <style:style style:name="T51_51" style:family="text"/>
    <style:style style:name="T51_52" style:family="text"/>
    <style:style style:name="T51_53" style:family="text"/>
    <style:style style:name="T51_54" style:family="text"/>
    <style:style style:name="T51_55" style:family="text"/>
    <style:style style:name="T51_56" style:family="text"/>
    <style:style style:name="T51_57" style:family="text"/>
    <style:style style:name="T51_58" style:family="text"/>
    <style:style style:name="T51_59" style:family="text"/>
    <style:style style:name="T51_60" style:family="text"/>
    <style:style style:name="T51_61" style:family="text"/>
    <style:style style:name="T51_62" style:family="text"/>
    <style:style style:name="T51_63" style:family="text"/>
    <style:style style:name="T51_64" style:family="text"/>
    <style:style style:name="T51_65" style:family="text"/>
    <style:style style:name="T51_66" style:family="text"/>
    <style:style style:name="T51_67" style:family="text"/>
    <style:style style:name="T51_68" style:family="text"/>
    <style:style style:name="T51_69" style:family="text"/>
    <style:style style:name="T51_70" style:family="text"/>
    <style:style style:name="T51_71" style:family="text"/>
    <style:style style:name="T51_72" style:family="text"/>
    <style:style style:name="T51_73" style:family="text"/>
    <style:style style:name="T51_74" style:family="text"/>
    <style:style style:name="T51_75" style:family="text"/>
    <style:style style:name="T51_76" style:family="text"/>
    <style:style style:name="T51_77" style:family="text"/>
    <style:style style:name="T51_78" style:family="text"/>
    <style:style style:name="T51_79" style:family="text"/>
    <style:style style:name="T51_80" style:family="text"/>
    <style:style style:name="T51_81" style:family="text"/>
    <style:style style:name="T51_82" style:family="text"/>
    <style:style style:name="T51_83" style:family="text"/>
    <style:style style:name="T51_84" style:family="text"/>
    <style:style style:name="T51_85" style:family="text"/>
    <style:style style:name="T51_86" style:family="text"/>
    <style:style style:name="T51_87" style:family="text"/>
    <style:style style:name="T51_88" style:family="text"/>
    <style:style style:name="T51_89" style:family="text"/>
    <style:style style:name="T51_90" style:family="text"/>
    <style:style style:name="T51_91" style:family="text"/>
    <style:style style:name="T51_92" style:family="text"/>
    <style:style style:name="T51_93" style:family="text"/>
    <style:style style:name="T51_94" style:family="text"/>
    <style:style style:name="T51_95" style:family="text"/>
    <style:style style:name="T51_96" style:family="text"/>
    <style:style style:name="T51_97" style:family="text"/>
    <style:style style:name="T51_98" style:family="text"/>
    <style:style style:name="T51_99" style:family="text"/>
    <style:style style:name="T51_100" style:family="text"/>
    <style:style style:name="T51_101" style:family="text"/>
    <style:style style:name="T51_102" style:family="text"/>
    <style:style style:name="T51_103" style:family="text"/>
    <style:style style:name="T51_104" style:family="text"/>
    <style:style style:name="T51_105" style:family="text"/>
    <style:style style:name="T51_106" style:family="text"/>
    <style:style style:name="T51_107" style:family="text"/>
    <style:style style:name="T51_108" style:family="text"/>
    <style:style style:name="T51_109" style:family="text"/>
    <style:style style:name="T51_110" style:family="text"/>
    <style:style style:name="T51_111" style:family="text"/>
    <style:style style:name="T51_112" style:family="text"/>
    <style:style style:name="T51_113" style:family="text"/>
    <style:style style:name="T51_114" style:family="text"/>
    <style:style style:name="T51_115" style:family="text"/>
    <style:style style:name="T51_116" style:family="text"/>
    <style:style style:name="T51_117" style:family="text"/>
    <style:style style:name="T51_118" style:family="text"/>
    <style:style style:name="T51_119" style:family="text"/>
    <style:style style:name="T51_120" style:family="text"/>
    <style:style style:name="T51_121" style:family="text"/>
    <style:style style:name="T51_122" style:family="text"/>
    <style:style style:name="T51_123" style:family="text"/>
    <style:style style:name="T51_124" style:family="text"/>
    <style:style style:name="T51_125" style:family="text"/>
    <style:style style:name="T51_126" style:family="text"/>
    <style:style style:name="T51_127" style:family="text"/>
    <style:style style:name="T51_128" style:family="text"/>
    <style:style style:name="T51_129" style:family="text"/>
    <style:style style:name="T51_130" style:family="text"/>
    <style:style style:name="T51_131" style:family="text"/>
    <style:style style:name="T51_132" style:family="text"/>
    <style:style style:name="T51_133" style:family="text"/>
    <style:style style:name="T51_134" style:family="text"/>
    <style:style style:name="T51_135" style:family="text"/>
    <style:style style:name="T51_136" style:family="text"/>
    <style:style style:name="T51_137" style:family="text"/>
    <style:style style:name="T51_138" style:family="text"/>
    <style:style style:name="T51_139" style:family="text"/>
    <style:style style:name="T51_140" style:family="text"/>
    <style:style style:name="T51_141" style:family="text"/>
    <style:style style:name="T51_142" style:family="text"/>
    <style:style style:name="P5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5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T53_22" style:family="text"/>
    <style:style style:name="T53_23" style:family="text"/>
    <style:style style:name="T53_24" style:family="text"/>
    <style:style style:name="T53_25" style:family="text"/>
    <style:style style:name="T53_26" style:family="text"/>
    <style:style style:name="T53_27" style:family="text"/>
    <style:style style:name="T53_28" style:family="text"/>
    <style:style style:name="T53_29" style:family="text"/>
    <style:style style:name="T53_30" style:family="text"/>
    <style:style style:name="T53_31" style:family="text"/>
    <style:style style:name="T53_32" style:family="text"/>
    <style:style style:name="P54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55" style:family="paragraph" style:parent-style-name="Standard">
      <style:paragraph-properties fo:break-before="auto" fo:line-height="115%" style:writing-mode="lr-tb"/>
    </style:style>
    <style:style style:name="T55_1" style:family="text">
      <style:text-properties fo:font-weight="bold" style:font-weight-asian="bold" style:font-weight-complex="bold"/>
    </style:style>
    <style:style style:name="T55_2" style:family="text">
      <style:text-properties fo:font-weight="bold" style:font-weight-asian="bold" style:font-weight-complex="bold"/>
    </style:style>
    <style:style style:name="T55_3" style:family="text">
      <style:text-properties fo:font-weight="bold" style:font-weight-asian="bold" style:font-weight-complex="bold"/>
    </style:style>
    <style:style style:name="T55_4" style:family="text">
      <style:text-properties fo:font-weight="bold" style:font-weight-asian="bold" style:font-weight-complex="bold"/>
    </style:style>
    <style:style style:name="T55_5" style:family="text">
      <style:text-properties fo:font-weight="bold" style:font-weight-asian="bold" style:font-weight-complex="bold"/>
    </style:style>
    <style:style style:name="T55_6" style:family="text">
      <style:text-properties fo:font-weight="bold" style:font-weight-asian="bold" style:font-weight-complex="bold"/>
    </style:style>
    <style:style style:name="T55_7" style:family="text">
      <style:text-properties fo:font-weight="bold" style:font-weight-asian="bold" style:font-weight-complex="bold"/>
    </style:style>
    <style:style style:name="T55_8" style:family="text">
      <style:text-properties fo:font-weight="bold" style:font-weight-asian="bold" style:font-weight-complex="bold"/>
    </style:style>
    <style:style style:name="T55_9" style:family="text">
      <style:text-properties fo:font-weight="bold" style:font-weight-asian="bold" style:font-weight-complex="bold"/>
    </style:style>
    <style:style style:name="P56" style:family="paragraph" style:parent-style-name="Standard">
      <style:paragraph-properties fo:break-before="auto" fo:line-height="115%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T56_20" style:family="text"/>
    <style:style style:name="T56_21" style:family="text"/>
    <style:style style:name="T56_22" style:family="text"/>
    <style:style style:name="T56_23" style:family="text"/>
    <style:style style:name="T56_24" style:family="text"/>
    <style:style style:name="T56_25" style:family="text"/>
    <style:style style:name="T56_26" style:family="text"/>
    <style:style style:name="T56_27" style:family="text"/>
    <style:style style:name="T56_28" style:family="text"/>
    <style:style style:name="T56_29" style:family="text"/>
    <style:style style:name="T56_30" style:family="text"/>
    <style:style style:name="T56_31" style:family="text"/>
    <style:style style:name="T56_32" style:family="text"/>
    <style:style style:name="T56_33" style:family="text"/>
    <style:style style:name="T56_34" style:family="text"/>
    <style:style style:name="T56_35" style:family="text"/>
    <style:style style:name="T56_36" style:family="text"/>
    <style:style style:name="T56_37" style:family="text"/>
    <style:style style:name="T56_38" style:family="text"/>
    <style:style style:name="T56_39" style:family="text"/>
    <style:style style:name="T56_40" style:family="text"/>
    <style:style style:name="T56_41" style:family="text"/>
    <style:style style:name="T56_42" style:family="text"/>
    <style:style style:name="T56_43" style:family="text"/>
    <style:style style:name="T56_44" style:family="text"/>
    <style:style style:name="T56_45" style:family="text"/>
    <style:style style:name="T56_46" style:family="text"/>
    <style:style style:name="T56_47" style:family="text"/>
    <style:style style:name="T56_48" style:family="text"/>
    <style:style style:name="T56_49" style:family="text"/>
    <style:style style:name="T56_50" style:family="text"/>
    <style:style style:name="T56_51" style:family="text"/>
    <style:style style:name="T56_52" style:family="text"/>
    <style:style style:name="T56_53" style:family="text"/>
    <style:style style:name="T56_54" style:family="text"/>
    <style:style style:name="T56_55" style:family="text"/>
    <style:style style:name="T56_56" style:family="text"/>
    <style:style style:name="T56_57" style:family="text"/>
    <style:style style:name="T56_58" style:family="text"/>
    <style:style style:name="T56_59" style:family="text"/>
    <style:style style:name="T56_60" style:family="text"/>
    <style:style style:name="T56_61" style:family="text"/>
    <style:style style:name="T56_62" style:family="text"/>
    <style:style style:name="T56_63" style:family="text"/>
    <style:style style:name="T56_64" style:family="text"/>
    <style:style style:name="T56_65" style:family="text"/>
    <style:style style:name="T56_66" style:family="text"/>
    <style:style style:name="T56_67" style:family="text"/>
    <style:style style:name="T56_68" style:family="text"/>
    <style:style style:name="T56_69" style:family="text"/>
    <style:style style:name="T56_70" style:family="text"/>
    <style:style style:name="T56_71" style:family="text"/>
    <style:style style:name="T56_72" style:family="text"/>
    <style:style style:name="T56_73" style:family="text"/>
    <style:style style:name="T56_74" style:family="text"/>
    <style:style style:name="T56_75" style:family="text"/>
    <style:style style:name="T56_76" style:family="text"/>
    <style:style style:name="P57" style:family="paragraph" style:parent-style-name="Standard">
      <style:paragraph-properties fo:break-before="auto" fo:line-height="115%" style:writing-mode="lr-tb"/>
    </style:style>
    <style:style style:name="P5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T58_21" style:family="text"/>
    <style:style style:name="T58_22" style:family="text"/>
    <style:style style:name="T58_23" style:family="text"/>
    <style:style style:name="T58_24" style:family="text"/>
    <style:style style:name="T58_25" style:family="text"/>
    <style:style style:name="T58_26" style:family="text"/>
    <style:style style:name="T58_27" style:family="text"/>
    <style:style style:name="T58_28" style:family="text"/>
    <style:style style:name="T58_29" style:family="text"/>
    <style:style style:name="T58_30" style:family="text"/>
    <style:style style:name="T58_31" style:family="text"/>
    <style:style style:name="T58_32" style:family="text"/>
    <style:style style:name="T58_33" style:family="text"/>
    <style:style style:name="T58_34" style:family="text"/>
    <style:style style:name="T58_35" style:family="text"/>
    <style:style style:name="T58_36" style:family="text"/>
    <style:style style:name="T58_37" style:family="text"/>
    <style:style style:name="T58_38" style:family="text"/>
    <style:style style:name="T58_39" style:family="text"/>
    <style:style style:name="T58_40" style:family="text"/>
    <style:style style:name="T58_41" style:family="text"/>
    <style:style style:name="T58_42" style:family="text"/>
    <style:style style:name="T58_43" style:family="text"/>
    <style:style style:name="T58_44" style:family="text"/>
    <style:style style:name="T58_45" style:family="text"/>
    <style:style style:name="T58_46" style:family="text"/>
    <style:style style:name="T58_47" style:family="text"/>
    <style:style style:name="T58_48" style:family="text"/>
    <style:style style:name="P5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60" style:family="paragraph" style:parent-style-name="Standard">
      <style:paragraph-properties fo:break-before="auto" fo:line-height="115%" style:writing-mode="lr-tb"/>
    </style:style>
    <style:style style:name="T60_1" style:family="text">
      <style:text-properties fo:font-size="14pt" style:font-size-asian="14pt" style:font-size-complex="14pt" fo:font-weight="bold" style:font-weight-asian="bold" style:font-weight-complex="bold"/>
    </style:style>
    <style:style style:name="T60_2" style:family="text">
      <style:text-properties fo:font-size="14pt" style:font-size-asian="14pt" style:font-size-complex="14pt" fo:font-weight="bold" style:font-weight-asian="bold" style:font-weight-complex="bold"/>
    </style:style>
    <style:style style:name="T60_3" style:family="text">
      <style:text-properties fo:font-size="14pt" style:font-size-asian="14pt" style:font-size-complex="14pt" fo:font-weight="bold" style:font-weight-asian="bold" style:font-weight-complex="bold"/>
    </style:style>
    <style:style style:name="T60_4" style:family="text">
      <style:text-properties fo:font-size="14pt" style:font-size-asian="14pt" style:font-size-complex="14pt" fo:font-weight="bold" style:font-weight-asian="bold" style:font-weight-complex="bold"/>
    </style:style>
    <style:style style:name="T60_5" style:family="text">
      <style:text-properties fo:font-size="14pt" style:font-size-asian="14pt" style:font-size-complex="14pt" fo:font-weight="bold" style:font-weight-asian="bold" style:font-weight-complex="bold"/>
    </style:style>
    <style:style style:name="T60_6" style:family="text">
      <style:text-properties fo:font-size="14pt" style:font-size-asian="14pt" style:font-size-complex="14pt" fo:font-weight="bold" style:font-weight-asian="bold" style:font-weight-complex="bold"/>
    </style:style>
    <style:style style:name="T60_7" style:family="text">
      <style:text-properties fo:font-size="14pt" style:font-size-asian="14pt" style:font-size-complex="14pt" fo:font-weight="bold" style:font-weight-asian="bold" style:font-weight-complex="bold"/>
    </style:style>
    <style:style style:name="T60_8" style:family="text">
      <style:text-properties fo:font-size="14pt" style:font-size-asian="14pt" style:font-size-complex="14pt" fo:font-weight="bold" style:font-weight-asian="bold" style:font-weight-complex="bold"/>
    </style:style>
    <style:style style:name="P6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P6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63" style:family="paragraph" style:parent-style-name="Standard">
      <style:paragraph-properties fo:break-before="auto" fo:line-height="115%" style:writing-mode="lr-tb"/>
    </style:style>
    <style:style style:name="T63_1" style:family="text">
      <style:text-properties fo:font-size="14pt" style:font-size-asian="14pt" style:font-size-complex="14pt" fo:font-weight="bold" style:font-weight-asian="bold" style:font-weight-complex="bold"/>
    </style:style>
    <style:style style:name="T63_2" style:family="text">
      <style:text-properties fo:font-size="14pt" style:font-size-asian="14pt" style:font-size-complex="14pt" fo:font-weight="bold" style:font-weight-asian="bold" style:font-weight-complex="bold"/>
    </style:style>
    <style:style style:name="T63_3" style:family="text">
      <style:text-properties fo:font-size="14pt" style:font-size-asian="14pt" style:font-size-complex="14pt" fo:font-weight="bold" style:font-weight-asian="bold" style:font-weight-complex="bold"/>
    </style:style>
    <style:style style:name="T63_4" style:family="text">
      <style:text-properties fo:font-size="14pt" style:font-size-asian="14pt" style:font-size-complex="14pt" fo:font-weight="bold" style:font-weight-asian="bold" style:font-weight-complex="bold"/>
    </style:style>
    <style:style style:name="P6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T64_16" style:family="text"/>
    <style:style style:name="T64_17" style:family="text"/>
    <style:style style:name="T64_18" style:family="text"/>
    <style:style style:name="T64_19" style:family="text"/>
    <style:style style:name="T64_20" style:family="text"/>
    <style:style style:name="T64_21" style:family="text"/>
    <style:style style:name="T64_22" style:family="text"/>
    <style:style style:name="T64_23" style:family="text"/>
    <style:style style:name="T64_24" style:family="text"/>
    <style:style style:name="T64_25" style:family="text"/>
    <style:style style:name="T64_26" style:family="text"/>
    <style:style style:name="T64_27" style:family="text"/>
    <style:style style:name="T64_28" style:family="text"/>
    <style:style style:name="T64_29" style:family="text"/>
    <style:style style:name="T64_30" style:family="text"/>
    <style:style style:name="T64_31" style:family="text"/>
    <style:style style:name="T64_32" style:family="text"/>
    <style:style style:name="T64_33" style:family="text"/>
    <style:style style:name="T64_34" style:family="text"/>
    <style:style style:name="T64_35" style:family="text"/>
    <style:style style:name="T64_36" style:family="text"/>
    <style:style style:name="T64_37" style:family="text"/>
    <style:style style:name="T64_38" style:family="text"/>
    <style:style style:name="T64_39" style:family="text"/>
    <style:style style:name="T64_40" style:family="text"/>
    <style:style style:name="T64_41" style:family="text"/>
    <style:style style:name="T64_42" style:family="text"/>
    <style:style style:name="T64_43" style:family="text"/>
    <style:style style:name="T64_44" style:family="text"/>
    <style:style style:name="T64_45" style:family="text"/>
    <style:style style:name="T64_46" style:family="text"/>
    <style:style style:name="T64_47" style:family="text"/>
    <style:style style:name="T64_48" style:family="text"/>
    <style:style style:name="T64_49" style:family="text"/>
    <style:style style:name="T64_50" style:family="text"/>
    <style:style style:name="T64_51" style:family="text"/>
    <style:style style:name="T64_52" style:family="text"/>
    <style:style style:name="T64_53" style:family="text"/>
    <style:style style:name="T64_54" style:family="text"/>
    <style:style style:name="T64_55" style:family="text"/>
    <style:style style:name="T64_56" style:family="text"/>
    <style:style style:name="T64_57" style:family="text"/>
    <style:style style:name="T64_58" style:family="text"/>
    <style:style style:name="T64_59" style:family="text"/>
    <style:style style:name="T64_60" style:family="text"/>
    <style:style style:name="T64_61" style:family="text"/>
    <style:style style:name="T64_62" style:family="text"/>
    <style:style style:name="T64_63" style:family="text"/>
    <style:style style:name="T64_64" style:family="text"/>
    <style:style style:name="T64_65" style:family="text"/>
    <style:style style:name="T64_66" style:family="text"/>
    <style:style style:name="T64_67" style:family="text"/>
    <style:style style:name="T64_68" style:family="text"/>
    <style:style style:name="T64_69" style:family="text"/>
    <style:style style:name="T64_70" style:family="text"/>
    <style:style style:name="T64_71" style:family="text"/>
    <style:style style:name="T64_72" style:family="text"/>
    <style:style style:name="T64_73" style:family="text"/>
    <style:style style:name="T64_74" style:family="text"/>
    <style:style style:name="T64_75" style:family="text"/>
    <style:style style:name="T64_76" style:family="text"/>
    <style:style style:name="T64_77" style:family="text"/>
    <style:style style:name="T64_78" style:family="text"/>
    <style:style style:name="T64_79" style:family="text"/>
    <style:style style:name="T64_80" style:family="text"/>
    <style:style style:name="T64_81" style:family="text"/>
    <style:style style:name="T64_82" style:family="text"/>
    <style:style style:name="T64_83" style:family="text"/>
    <style:style style:name="T64_84" style:family="text"/>
    <style:style style:name="T64_85" style:family="text"/>
    <style:style style:name="T64_86" style:family="text"/>
    <style:style style:name="T64_87" style:family="text"/>
    <style:style style:name="T64_88" style:family="text"/>
    <style:style style:name="T64_89" style:family="text"/>
    <style:style style:name="T64_90" style:family="text"/>
    <style:style style:name="T64_91" style:family="text"/>
    <style:style style:name="T64_92" style:family="text"/>
    <style:style style:name="T64_93" style:family="text"/>
    <style:style style:name="T64_94" style:family="text"/>
    <style:style style:name="T64_95" style:family="text"/>
    <style:style style:name="T64_96" style:family="text"/>
    <style:style style:name="T64_97" style:family="text"/>
    <style:style style:name="T64_98" style:family="text"/>
    <style:style style:name="T64_99" style:family="text"/>
    <style:style style:name="T64_100" style:family="text"/>
    <style:style style:name="T64_101" style:family="text"/>
    <style:style style:name="T64_102" style:family="text"/>
    <style:style style:name="T64_103" style:family="text"/>
    <style:style style:name="T64_104" style:family="text"/>
    <style:style style:name="P6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fo:font-size="14pt" style:font-size-asian="14pt" style:font-size-complex="14pt" fo:font-weight="bold" style:font-weight-asian="bold" style:font-weight-complex="bold"/>
    </style:style>
    <style:style style:name="P6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6_1" style:family="text">
      <style:text-properties fo:font-size="14pt" style:font-size-asian="14pt" style:font-size-complex="14pt" fo:font-weight="bold" style:font-weight-asian="bold" style:font-weight-complex="bold"/>
    </style:style>
    <style:style style:name="T66_2" style:family="text">
      <style:text-properties fo:font-size="14pt" style:font-size-asian="14pt" style:font-size-complex="14pt" fo:font-weight="bold" style:font-weight-asian="bold" style:font-weight-complex="bold"/>
    </style:style>
    <style:style style:name="T66_3" style:family="text">
      <style:text-properties fo:font-size="14pt" style:font-size-asian="14pt" style:font-size-complex="14pt" fo:font-weight="bold" style:font-weight-asian="bold" style:font-weight-complex="bold"/>
    </style:style>
    <style:style style:name="T66_4" style:family="text">
      <style:text-properties fo:font-size="14pt" style:font-size-asian="14pt" style:font-size-complex="14pt" fo:font-weight="bold" style:font-weight-asian="bold" style:font-weight-complex="bold"/>
    </style:style>
    <style:style style:name="T66_5" style:family="text">
      <style:text-properties fo:font-size="14pt" style:font-size-asian="14pt" style:font-size-complex="14pt" fo:font-weight="bold" style:font-weight-asian="bold" style:font-weight-complex="bold"/>
    </style:style>
    <style:style style:name="T66_6" style:family="text">
      <style:text-properties fo:font-size="14pt" style:font-size-asian="14pt" style:font-size-complex="14pt" fo:font-weight="bold" style:font-weight-asian="bold" style:font-weight-complex="bold"/>
    </style:style>
    <style:style style:name="P6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T67_18" style:family="text"/>
    <style:style style:name="T67_19" style:family="text"/>
    <style:style style:name="T67_20" style:family="text"/>
    <style:style style:name="T67_21" style:family="text"/>
    <style:style style:name="T67_22" style:family="text"/>
    <style:style style:name="T67_23" style:family="text"/>
    <style:style style:name="T67_24" style:family="text"/>
    <style:style style:name="T67_25" style:family="text"/>
    <style:style style:name="T67_26" style:family="text"/>
    <style:style style:name="T67_27" style:family="text"/>
    <style:style style:name="T67_28" style:family="text"/>
    <style:style style:name="T67_29" style:family="text"/>
    <style:style style:name="T67_30" style:family="text"/>
    <style:style style:name="T67_31" style:family="text"/>
    <style:style style:name="T67_32" style:family="text"/>
    <style:style style:name="T67_33" style:family="text"/>
    <style:style style:name="T67_34" style:family="text"/>
    <style:style style:name="T67_35" style:family="text"/>
    <style:style style:name="T67_36" style:family="text"/>
    <style:style style:name="T67_37" style:family="text"/>
    <style:style style:name="T67_38" style:family="text"/>
    <style:style style:name="T67_39" style:family="text"/>
    <style:style style:name="T67_40" style:family="text"/>
    <style:style style:name="T67_41" style:family="text"/>
    <style:style style:name="T67_42" style:family="text"/>
    <style:style style:name="T67_43" style:family="text"/>
    <style:style style:name="T67_44" style:family="text"/>
    <style:style style:name="T67_45" style:family="text"/>
    <style:style style:name="T67_46" style:family="text"/>
    <style:style style:name="T67_47" style:family="text"/>
    <style:style style:name="T67_48" style:family="text"/>
    <style:style style:name="T67_49" style:family="text"/>
    <style:style style:name="T67_50" style:family="text"/>
    <style:style style:name="T67_51" style:family="text"/>
    <style:style style:name="T67_52" style:family="text"/>
    <style:style style:name="T67_53" style:family="text"/>
    <style:style style:name="T67_54" style:family="text"/>
    <style:style style:name="T67_55" style:family="text"/>
    <style:style style:name="T67_56" style:family="text"/>
    <style:style style:name="T67_57" style:family="text"/>
    <style:style style:name="T67_58" style:family="text"/>
    <style:style style:name="T67_59" style:family="text"/>
    <style:style style:name="T67_60" style:family="text"/>
    <style:style style:name="T67_61" style:family="text"/>
    <style:style style:name="T67_62" style:family="text"/>
    <style:style style:name="T67_63" style:family="text"/>
    <style:style style:name="T67_64" style:family="text"/>
    <style:style style:name="T67_65" style:family="text"/>
    <style:style style:name="T67_66" style:family="text"/>
    <style:style style:name="T67_67" style:family="text"/>
    <style:style style:name="T67_68" style:family="text"/>
    <style:style style:name="T67_69" style:family="text"/>
    <style:style style:name="T67_70" style:family="text"/>
    <style:style style:name="T67_71" style:family="text"/>
    <style:style style:name="T67_72" style:family="text"/>
    <style:style style:name="T67_73" style:family="text"/>
    <style:style style:name="T67_74" style:family="text"/>
    <style:style style:name="T67_75" style:family="text"/>
    <style:style style:name="T67_76" style:family="text"/>
    <style:style style:name="T67_77" style:family="text"/>
    <style:style style:name="T67_78" style:family="text"/>
    <style:style style:name="T67_79" style:family="text"/>
    <style:style style:name="T67_80" style:family="text"/>
    <style:style style:name="T67_81" style:family="text"/>
    <style:style style:name="T67_82" style:family="text"/>
    <style:style style:name="T67_83" style:family="text"/>
    <style:style style:name="T67_84" style:family="text"/>
    <style:style style:name="T67_85" style:family="text"/>
    <style:style style:name="T67_86" style:family="text"/>
    <style:style style:name="T67_87" style:family="text"/>
    <style:style style:name="T67_88" style:family="text"/>
    <style:style style:name="T67_89" style:family="text"/>
    <style:style style:name="T67_90" style:family="text"/>
    <style:style style:name="T67_91" style:family="text"/>
    <style:style style:name="T67_92" style:family="text"/>
    <style:style style:name="T67_93" style:family="text"/>
    <style:style style:name="T67_94" style:family="text"/>
    <style:style style:name="T67_95" style:family="text"/>
    <style:style style:name="T67_96" style:family="text"/>
    <style:style style:name="T67_97" style:family="text"/>
    <style:style style:name="T67_98" style:family="text"/>
    <style:style style:name="T67_99" style:family="text"/>
    <style:style style:name="T67_100" style:family="text"/>
    <style:style style:name="T67_101" style:family="text"/>
    <style:style style:name="T67_102" style:family="text"/>
    <style:style style:name="T67_103" style:family="text"/>
    <style:style style:name="T67_104" style:family="text"/>
    <style:style style:name="T67_105" style:family="text"/>
    <style:style style:name="T67_106" style:family="text"/>
    <style:style style:name="T67_107" style:family="text"/>
    <style:style style:name="T67_108" style:family="text"/>
    <style:style style:name="T67_109" style:family="text"/>
    <style:style style:name="T67_110" style:family="text"/>
    <style:style style:name="T67_111" style:family="text"/>
    <style:style style:name="T67_112" style:family="text"/>
    <style:style style:name="T67_113" style:family="text"/>
    <style:style style:name="T67_114" style:family="text"/>
    <style:style style:name="T67_115" style:family="text"/>
    <style:style style:name="T67_116" style:family="text"/>
    <style:style style:name="T67_117" style:family="text"/>
    <style:style style:name="T67_118" style:family="text"/>
    <style:style style:name="P6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fo:font-weight="bold" style:font-weight-asian="bold" style:font-weight-complex="bold"/>
    </style:style>
    <style:style style:name="P6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9_1" style:family="text">
      <style:text-properties fo:font-size="14pt" style:font-size-asian="14pt" style:font-size-complex="14pt" fo:font-weight="bold" style:font-weight-asian="bold" style:font-weight-complex="bold"/>
    </style:style>
    <style:style style:name="T69_2" style:family="text">
      <style:text-properties fo:font-size="14pt" style:font-size-asian="14pt" style:font-size-complex="14pt" fo:font-weight="bold" style:font-weight-asian="bold" style:font-weight-complex="bold"/>
    </style:style>
    <style:style style:name="P7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0_1" style:family="text">
      <style:text-properties fo:font-weight="bold" style:font-weight-asian="bold" style:font-weight-complex="bold"/>
    </style:style>
    <style:style style:name="T70_2" style:family="text">
      <style:text-properties fo:font-weight="bold" style:font-weight-asian="bold" style:font-weight-complex="bold"/>
    </style:style>
    <style:style style:name="T70_3" style:family="text">
      <style:text-properties fo:font-weight="bold" style:font-weight-asian="bold" style:font-weight-complex="bold"/>
    </style:style>
    <style:style style:name="T70_4" style:family="text">
      <style:text-properties fo:font-weight="bold" style:font-weight-asian="bold" style:font-weight-complex="bold"/>
    </style:style>
    <style:style style:name="T70_5" style:family="text">
      <style:text-properties fo:font-weight="bold" style:font-weight-asian="bold" style:font-weight-complex="bold"/>
    </style:style>
    <style:style style:name="T70_6" style:family="text">
      <style:text-properties fo:font-weight="bold" style:font-weight-asian="bold" style:font-weight-complex="bold"/>
    </style:style>
    <style:style style:name="P7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/>
    <style:style style:name="T71_17" style:family="text"/>
    <style:style style:name="T71_18" style:family="text"/>
    <style:style style:name="T71_19" style:family="text"/>
    <style:style style:name="T71_20" style:family="text"/>
    <style:style style:name="T71_21" style:family="text"/>
    <style:style style:name="T71_22" style:family="text"/>
    <style:style style:name="T71_23" style:family="text"/>
    <style:style style:name="T71_24" style:family="text"/>
    <style:style style:name="P7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fo:font-weight="bold" style:font-weight-asian="bold" style:font-weight-complex="bold"/>
    </style:style>
    <style:style style:name="P7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3_1" style:family="text">
      <style:text-properties fo:font-weight="bold" style:font-weight-asian="bold" style:font-weight-complex="bold"/>
    </style:style>
    <style:style style:name="T73_2" style:family="text">
      <style:text-properties fo:font-weight="bold" style:font-weight-asian="bold" style:font-weight-complex="bold"/>
    </style:style>
    <style:style style:name="T73_3" style:family="text">
      <style:text-properties fo:font-weight="bold" style:font-weight-asian="bold" style:font-weight-complex="bold"/>
    </style:style>
    <style:style style:name="T73_4" style:family="text">
      <style:text-properties fo:font-weight="bold" style:font-weight-asian="bold" style:font-weight-complex="bold"/>
    </style:style>
    <style:style style:name="T73_5" style:family="text">
      <style:text-properties fo:font-weight="bold" style:font-weight-asian="bold" style:font-weight-complex="bold"/>
    </style:style>
    <style:style style:name="T73_6" style:family="text">
      <style:text-properties fo:font-weight="bold" style:font-weight-asian="bold" style:font-weight-complex="bold"/>
    </style:style>
    <style:style style:name="P7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T74_15" style:family="text"/>
    <style:style style:name="T74_16" style:family="text"/>
    <style:style style:name="T74_17" style:family="text"/>
    <style:style style:name="T74_18" style:family="text"/>
    <style:style style:name="T74_19" style:family="text"/>
    <style:style style:name="T74_20" style:family="text"/>
    <style:style style:name="T74_21" style:family="text"/>
    <style:style style:name="T74_22" style:family="text"/>
    <style:style style:name="T74_23" style:family="text"/>
    <style:style style:name="T74_24" style:family="text"/>
    <style:style style:name="T74_25" style:family="text"/>
    <style:style style:name="T74_26" style:family="text"/>
    <style:style style:name="T74_27" style:family="text"/>
    <style:style style:name="T74_28" style:family="text"/>
    <style:style style:name="T74_29" style:family="text"/>
    <style:style style:name="T74_30" style:family="text"/>
    <style:style style:name="T74_31" style:family="text"/>
    <style:style style:name="T74_32" style:family="text"/>
    <style:style style:name="T74_33" style:family="text"/>
    <style:style style:name="T74_34" style:family="text"/>
    <style:style style:name="T74_35" style:family="text"/>
    <style:style style:name="T74_36" style:family="text"/>
    <style:style style:name="T74_37" style:family="text"/>
    <style:style style:name="T74_38" style:family="text"/>
    <style:style style:name="T74_39" style:family="text"/>
    <style:style style:name="T74_40" style:family="text"/>
    <style:style style:name="T74_41" style:family="text"/>
    <style:style style:name="T74_42" style:family="text"/>
    <style:style style:name="T74_43" style:family="text"/>
    <style:style style:name="T74_44" style:family="text"/>
    <style:style style:name="T74_45" style:family="text"/>
    <style:style style:name="T74_46" style:family="text"/>
    <style:style style:name="T74_47" style:family="text"/>
    <style:style style:name="T74_48" style:family="text"/>
    <style:style style:name="T74_49" style:family="text"/>
    <style:style style:name="T74_50" style:family="text"/>
    <style:style style:name="T74_51" style:family="text"/>
    <style:style style:name="T74_52" style:family="text"/>
    <style:style style:name="T74_53" style:family="text"/>
    <style:style style:name="T74_54" style:family="text"/>
    <style:style style:name="T74_55" style:family="text"/>
    <style:style style:name="T74_56" style:family="text"/>
    <style:style style:name="T74_57" style:family="text"/>
    <style:style style:name="T74_58" style:family="text"/>
    <style:style style:name="T74_59" style:family="text"/>
    <style:style style:name="T74_60" style:family="text"/>
    <style:style style:name="T74_61" style:family="text"/>
    <style:style style:name="T74_62" style:family="text"/>
    <style:style style:name="T74_63" style:family="text"/>
    <style:style style:name="T74_64" style:family="text"/>
    <style:style style:name="T74_65" style:family="text"/>
    <style:style style:name="T74_66" style:family="text"/>
    <style:style style:name="T74_67" style:family="text"/>
    <style:style style:name="T74_68" style:family="text"/>
    <style:style style:name="T74_69" style:family="text"/>
    <style:style style:name="T74_70" style:family="text"/>
    <style:style style:name="T74_71" style:family="text"/>
    <style:style style:name="T74_72" style:family="text"/>
    <style:style style:name="T74_73" style:family="text"/>
    <style:style style:name="T74_74" style:family="text"/>
    <style:style style:name="T74_75" style:family="text"/>
    <style:style style:name="T74_76" style:family="text"/>
    <style:style style:name="T74_77" style:family="text"/>
    <style:style style:name="T74_78" style:family="text"/>
    <style:style style:name="T74_79" style:family="text"/>
    <style:style style:name="T74_80" style:family="text"/>
    <style:style style:name="T74_81" style:family="text"/>
    <style:style style:name="T74_82" style:family="text"/>
    <style:style style:name="T74_83" style:family="text"/>
    <style:style style:name="T74_84" style:family="text"/>
    <style:style style:name="T74_85" style:family="text"/>
    <style:style style:name="T74_86" style:family="text"/>
    <style:style style:name="T74_87" style:family="text"/>
    <style:style style:name="T74_88" style:family="text"/>
    <style:style style:name="T74_89" style:family="text"/>
    <style:style style:name="T74_90" style:family="text"/>
    <style:style style:name="T74_91" style:family="text"/>
    <style:style style:name="T74_92" style:family="text"/>
    <style:style style:name="T74_93" style:family="text"/>
    <style:style style:name="T74_94" style:family="text"/>
    <style:style style:name="T74_95" style:family="text"/>
    <style:style style:name="T74_96" style:family="text"/>
    <style:style style:name="T74_97" style:family="text"/>
    <style:style style:name="T74_98" style:family="text"/>
    <style:style style:name="T74_99" style:family="text"/>
    <style:style style:name="T74_100" style:family="text"/>
    <style:style style:name="T74_101" style:family="text"/>
    <style:style style:name="T74_102" style:family="text"/>
    <style:style style:name="T74_103" style:family="text"/>
    <style:style style:name="T74_104" style:family="text"/>
    <style:style style:name="T74_105" style:family="text"/>
    <style:style style:name="T74_106" style:family="text"/>
    <style:style style:name="T74_107" style:family="text"/>
    <style:style style:name="T74_108" style:family="text"/>
    <style:style style:name="T74_109" style:family="text"/>
    <style:style style:name="T74_110" style:family="text"/>
    <style:style style:name="T74_111" style:family="text"/>
    <style:style style:name="T74_112" style:family="text"/>
    <style:style style:name="T74_113" style:family="text"/>
    <style:style style:name="T74_114" style:family="text"/>
    <style:style style:name="T74_115" style:family="text"/>
    <style:style style:name="T74_116" style:family="text"/>
    <style:style style:name="T74_117" style:family="text"/>
    <style:style style:name="T74_118" style:family="text"/>
    <style:style style:name="T74_119" style:family="text"/>
    <style:style style:name="T74_120" style:family="text"/>
    <style:style style:name="T74_121" style:family="text"/>
    <style:style style:name="T74_122" style:family="text"/>
    <style:style style:name="T74_123" style:family="text"/>
    <style:style style:name="T74_124" style:family="text"/>
    <style:style style:name="T74_125" style:family="text"/>
    <style:style style:name="T74_126" style:family="text"/>
    <style:style style:name="T74_127" style:family="text"/>
    <style:style style:name="T74_128" style:family="text"/>
    <style:style style:name="T74_129" style:family="text"/>
    <style:style style:name="T74_130" style:family="text"/>
  </office:automatic-styles>
  <office:body>
    <office:text>
      <text:p text:style-name="P1"><text:span text:style-name="T1_1">Referat</text:span><text:span text:style-name="T1_2"><text:s/></text:span><text:span text:style-name="T1_3">fra</text:span><text:span text:style-name="T1_4"><text:s/></text:span><text:span text:style-name="T1_5">Fordelingsutvalgmøte</text:span><text:span text:style-name="T1_6"><text:s/></text:span><text:span text:style-name="T1_7">fredag</text:span><text:span text:style-name="T1_8"><text:s/>16.<text:s/></text:span><text:span text:style-name="T1_9">mars</text:span><text:span text:style-name="T1_10"><text:s/>2012</text:span></text:p>
      <text:p text:style-name="P2"/>
      <text:p text:style-name="P3"><text:span text:style-name="T3_1">Tid</text:span><text:span text:style-name="T3_2">:<text:s/></text:span><text:span text:style-name="T3_3">14:15<text:s/>-<text:s/>16:00</text:span></text:p>
      <text:p text:style-name="P4"/>
      <text:p text:style-name="P5"><text:span text:style-name="T5_1">Sted</text:span><text:span text:style-name="T5_2">:</text:span><text:span text:style-name="T5_3"><text:s/></text:span><text:span text:style-name="T5_4">Awk</text:span><text:span text:style-name="T5_5"><text:s/>(</text:span><text:span text:style-name="T5_6">Rom</text:span><text:span text:style-name="T5_7"><text:s/>3118)</text:span></text:p>
      <text:p text:style-name="P6"/>
      <text:p text:style-name="P7"><text:span text:style-name="T7_1">Agenda</text:span></text:p>
      <text:list text:style-name="LS1" xml:id="list0">
        <text:list-item>
          <text:p text:style-name="P8"><text:span text:style-name="T8_1">Godkjenning</text:span><text:span text:style-name="T8_2"><text:s/></text:span><text:span text:style-name="T8_3">av</text:span><text:span text:style-name="T8_4"><text:s/></text:span><text:span text:style-name="T8_5">innkalling</text:span></text:p>
        </text:list-item>
        <text:list-item>
          <text:p text:style-name="P9"><text:span text:style-name="T9_1">Godkjenning</text:span><text:span text:style-name="T9_2"><text:s/></text:span><text:span text:style-name="T9_3">av</text:span><text:span text:style-name="T9_4"><text:s/></text:span><text:span text:style-name="T9_5">agenda</text:span></text:p>
        </text:list-item>
        <text:list-item>
          <text:p text:style-name="P10"><text:span text:style-name="T10_1">Behandling</text:span><text:span text:style-name="T10_2"><text:s/></text:span><text:span text:style-name="T10_3">av</text:span><text:span text:style-name="T10_4"><text:s/></text:span><text:span text:style-name="T10_5">søknader</text:span></text:p>
        </text:list-item>
        <text:list-item>
          <text:p text:style-name="P11"><text:span text:style-name="T11_1">Signering</text:span><text:span text:style-name="T11_2"><text:s/></text:span><text:span text:style-name="T11_3">av</text:span><text:span text:style-name="T11_4"><text:s/></text:span><text:span text:style-name="T11_5">innvilgede</text:span><text:span text:style-name="T11_6"><text:s/></text:span><text:span text:style-name="T11_7">søknader</text:span></text:p>
        </text:list-item>
        <text:list-item>
          <text:p text:style-name="P12"><text:span text:style-name="T12_1">FUs</text:span><text:span text:style-name="T12_2"><text:s/></text:span><text:span text:style-name="T12_3">foretaksform</text:span></text:p>
        </text:list-item>
        <text:list-item>
          <text:p text:style-name="P13"><text:span text:style-name="T13_1">Kort</text:span><text:span text:style-name="T13_2"><text:s/></text:span><text:span text:style-name="T13_3">om</text:span><text:span text:style-name="T13_4"><text:s/></text:span><text:span text:style-name="T13_5">møteinnkallelse</text:span></text:p>
        </text:list-item>
        <text:list-item>
          <text:p text:style-name="P14"><text:span text:style-name="T14_1">Kort</text:span><text:span text:style-name="T14_2"><text:s/></text:span><text:span text:style-name="T14_3">om</text:span><text:span text:style-name="T14_4"><text:s/></text:span><text:span text:style-name="T14_5">FUs</text:span><text:span text:style-name="T14_6"><text:s/></text:span><text:span text:style-name="T14_7">økonomi</text:span></text:p>
        </text:list-item>
        <text:list-item>
          <text:p text:style-name="P15"><text:span text:style-name="T15_1">Eventuelt</text:span></text:p>
        </text:list-item>
      </text:list>
      <text:p text:style-name="P16"/>
      <text:p text:style-name="P17"><text:span text:style-name="T17_1">Tilstede</text:span></text:p>
      <text:p text:style-name="P18"><text:span text:style-name="T18_1">CYB</text:span></text:p>
      <text:list text:style-name="LS2" xml:id="list8">
        <text:list-item>
          <text:p text:style-name="P19"><text:span text:style-name="T19_1">Daniel</text:span><text:span text:style-name="T19_2"><text:s/></text:span><text:span text:style-name="T19_3">Høgli</text:span><text:span text:style-name="T19_4"><text:s/></text:span><text:span text:style-name="T19_5">Olufsen</text:span><text:span text:style-name="T19_6"><text:s/>(</text:span><text:span text:style-name="T19_7">daniehol</text:span><text:span text:style-name="T19_8">)</text:span></text:p>
        </text:list-item>
      </text:list>
      <text:p text:style-name="P20"><text:span text:style-name="T20_1">PING</text:span></text:p>
      <text:list text:style-name="LS3" xml:id="list9">
        <text:list-item>
          <text:p text:style-name="P21"><text:span text:style-name="T21_1">Christopher</text:span><text:span text:style-name="T21_2"><text:s/></text:span><text:span text:style-name="T21_3">Culina</text:span><text:span text:style-name="T21_4"><text:s/>(</text:span><text:span text:style-name="T21_5">chrisbc</text:span><text:span text:style-name="T21_6">)</text:span></text:p>
        </text:list-item>
      </text:list>
      <text:p text:style-name="P22"><text:span text:style-name="T22_1">Dagen</text:span></text:p>
      <text:list text:style-name="LS4" xml:id="list10">
        <text:list-item>
          <text:p text:style-name="P23"><text:span text:style-name="T23_1">Marte</text:span><text:span text:style-name="T23_2"><text:s/></text:span><text:span text:style-name="T23_3">Hesvik</text:span><text:span text:style-name="T23_4"><text:s/></text:span><text:span text:style-name="T23_5">Frøyen</text:span><text:span text:style-name="T23_6"><text:s/>(</text:span><text:span text:style-name="T23_7">martehfr</text:span><text:span text:style-name="T23_8">)</text:span></text:p>
        </text:list-item>
      </text:list>
      <text:p text:style-name="P24"><text:span text:style-name="T24_1">Navet</text:span></text:p>
      <text:list text:style-name="LS5" xml:id="list11">
        <text:list-item>
          <text:p text:style-name="P25"><text:span text:style-name="T25_1">Aleksandra</text:span><text:span text:style-name="T25_2"><text:s/></text:span><text:span text:style-name="T25_3">Hrpka</text:span><text:span text:style-name="T25_4"><text:s/>(</text:span><text:span text:style-name="T25_5">aleksahr</text:span><text:span text:style-name="T25_6">)</text:span></text:p>
        </text:list-item>
        <text:list-item>
          <text:p text:style-name="P26"><text:span text:style-name="T26_1">Denis</text:span><text:span text:style-name="T26_2"><text:s/></text:span><text:span text:style-name="T26_3">Ligonja</text:span><text:span text:style-name="T26_4"><text:s/>(</text:span><text:span text:style-name="T26_5">denisl</text:span><text:span text:style-name="T26_6">)</text:span></text:p>
        </text:list-item>
      </text:list>
      <text:p text:style-name="P27"><text:span text:style-name="T27_1">Mikro</text:span></text:p>
      <text:list text:style-name="LS6" xml:id="list13">
        <text:list-item>
          <text:p text:style-name="P28"><text:span text:style-name="T28_1">Maziar</text:span><text:span text:style-name="T28_2"><text:s/></text:span><text:span text:style-name="T28_3">Ghahramani</text:span><text:span text:style-name="T28_4"><text:s/>(</text:span><text:span text:style-name="T28_5">maziargh</text:span><text:span text:style-name="T28_6">)</text:span></text:p>
        </text:list-item>
      </text:list>
      <text:p text:style-name="P29"><text:span text:style-name="T29_1">FUI</text:span></text:p>
      <text:list text:style-name="LS7" xml:id="list14">
        <text:list-item>
          <text:p text:style-name="P30"><text:span text:style-name="T30_1">Suhas</text:span><text:span text:style-name="T30_2"><text:s/></text:span><text:span text:style-name="T30_3">Govind</text:span><text:span text:style-name="T30_4"><text:s/></text:span><text:span text:style-name="T30_5">Joshi</text:span><text:span text:style-name="T30_6"><text:s/>(</text:span><text:span text:style-name="T30_7">joshi</text:span><text:span text:style-name="T30_8">)</text:span></text:p>
        </text:list-item>
        <text:list-item>
          <text:p text:style-name="P31"><text:span text:style-name="T31_1">Thorvald</text:span><text:span text:style-name="T31_2"><text:s/></text:span><text:span text:style-name="T31_3">Henrik</text:span><text:span text:style-name="T31_4"><text:s/></text:span><text:span text:style-name="T31_5">Glad</text:span><text:span text:style-name="T31_6"><text:s/></text:span><text:span text:style-name="T31_7">Munch</text:span><text:span text:style-name="T31_8">-</text:span><text:span text:style-name="T31_9">Møller</text:span><text:span text:style-name="T31_10"><text:s/>(</text:span><text:span text:style-name="T31_11">thorvahm</text:span><text:span text:style-name="T31_12">)</text:span></text:p>
        </text:list-item>
      </text:list>
      <text:p text:style-name="P32"><text:span text:style-name="T32_1">P</text:span><text:span text:style-name="T32_2">:</text:span><text:span text:style-name="T32_3">ISK</text:span></text:p>
      <text:p text:style-name="P33"><text:span text:style-name="T33_1">Ikke</text:span><text:span text:style-name="T33_2"><text:s/></text:span><text:span text:style-name="T33_3">representert</text:span><text:span text:style-name="T33_4">.</text:span></text:p>
      <text:p text:style-name="P34"><text:span text:style-name="T34_1">FU</text:span></text:p>
      <text:list text:style-name="LS8" xml:id="list16">
        <text:list-item>
          <text:p text:style-name="P35"><text:span text:style-name="T35_1">Torgeir</text:span><text:span text:style-name="T35_2"><text:s/></text:span><text:span text:style-name="T35_3">Lebesbye</text:span><text:span text:style-name="T35_4"><text:s/>(</text:span><text:span text:style-name="T35_5">torgeirl</text:span><text:span text:style-name="T35_6">)</text:span></text:p>
        </text:list-item>
      </text:list>
      <text:p text:style-name="P36"/>
      <text:p text:style-name="P37"><text:span text:style-name="T37_1">1<text:s/></text:span><text:span text:style-name="T37_2">Godkjenning</text:span><text:span text:style-name="T37_3"><text:s/></text:span><text:span text:style-name="T37_4">av</text:span><text:span text:style-name="T37_5"><text:s/></text:span><text:span text:style-name="T37_6">innkalling</text:span></text:p>
      <text:p text:style-name="P38"><text:span text:style-name="T38_1">Godkjennes</text:span><text:span text:style-name="T38_2">.<text:s/></text:span><text:span text:style-name="T38_3">Det</text:span><text:span text:style-name="T38_4"><text:s/></text:span><text:span text:style-name="T38_5">påpekes</text:span><text:span text:style-name="T38_6"><text:s/></text:span><text:span text:style-name="T38_7">at</text:span><text:span text:style-name="T38_8"><text:s/></text:span><text:span text:style-name="T38_9">informasjonen</text:span><text:span text:style-name="T38_10"><text:s/></text:span><text:span text:style-name="T38_11">om</text:span><text:span text:style-name="T38_12"><text:s/></text:span><text:span text:style-name="T38_13">fordelingsmøtene</text:span><text:span text:style-name="T38_14"><text:s/></text:span><text:span text:style-name="T38_15">til</text:span><text:span text:style-name="T38_16"><text:s/></text:span><text:span text:style-name="T38_17">foreninger</text:span><text:span text:style-name="T38_18"><text:s/></text:span><text:span text:style-name="T38_19">som</text:span><text:span text:style-name="T38_20"><text:s/></text:span><text:span text:style-name="T38_21">søker</text:span><text:span text:style-name="T38_22"><text:s/></text:span><text:span text:style-name="T38_23">penger</text:span><text:span text:style-name="T38_24"><text:s/></text:span><text:span text:style-name="T38_25">uten</text:span><text:span text:style-name="T38_26"><text:s/></text:span><text:span text:style-name="T38_27">å</text:span><text:span text:style-name="T38_28"><text:s/></text:span><text:span text:style-name="T38_29">være</text:span><text:span text:style-name="T38_30"><text:s/></text:span><text:span text:style-name="T38_31">representert</text:span><text:span text:style-name="T38_32"><text:s/></text:span><text:span text:style-name="T38_33">i</text:span><text:span text:style-name="T38_34"><text:s/></text:span><text:span text:style-name="T38_35">FU</text:span><text:span text:style-name="T38_36"><text:s/></text:span><text:span text:style-name="T38_37">kan</text:span><text:span text:style-name="T38_38"><text:s/></text:span><text:span text:style-name="T38_39">bli</text:span><text:span text:style-name="T38_40"><text:s/></text:span><text:span text:style-name="T38_41">bedre</text:span><text:span text:style-name="T38_42">.<text:s/></text:span><text:span text:style-name="T38_43">Koordinator</text:span><text:span text:style-name="T38_44"><text:s/></text:span><text:span text:style-name="T38_45">skal</text:span><text:span text:style-name="T38_46"><text:s/></text:span><text:span text:style-name="T38_47">finne</text:span><text:span text:style-name="T38_48"><text:s/></text:span><text:span text:style-name="T38_49">eller</text:span><text:span text:style-name="T38_50"><text:s/></text:span><text:span text:style-name="T38_51">opprette</text:span><text:span text:style-name="T38_52"><text:s/></text:span><text:span text:style-name="T38_53">en</text:span><text:span text:style-name="T38_54"><text:s/></text:span><text:span text:style-name="T38_55">mailingsliste</text:span><text:span text:style-name="T38_56"><text:s/></text:span><text:span text:style-name="T38_57">for</text:span><text:span text:style-name="T38_58"><text:s/></text:span><text:span text:style-name="T38_59">disse</text:span><text:span text:style-name="T38_60"><text:s/></text:span><text:span text:style-name="T38_61">foreningene</text:span><text:span text:style-name="T38_62"><text:s/></text:span><text:span text:style-name="T38_63">i</text:span><text:span text:style-name="T38_64"><text:s/></text:span><text:span text:style-name="T38_65">forkant</text:span><text:span text:style-name="T38_66"><text:s/></text:span><text:span text:style-name="T38_67">av</text:span><text:span text:style-name="T38_68"><text:s/></text:span><text:span text:style-name="T38_69">neste</text:span><text:span text:style-name="T38_70"><text:s/></text:span><text:span text:style-name="T38_71">møte</text:span><text:span text:style-name="T38_72">.</text:span></text:p>
      <text:p text:style-name="P39"/>
      <text:p text:style-name="P40"/>
      <text:p text:style-name="P41"><text:span text:style-name="T41_1">2<text:s/></text:span><text:span text:style-name="T41_2">Godkjenning</text:span><text:span text:style-name="T41_3"><text:s/></text:span><text:span text:style-name="T41_4">av</text:span><text:span text:style-name="T41_5"><text:s/></text:span><text:span text:style-name="T41_6">agenda</text:span></text:p>
      <text:p text:style-name="P42"><text:span text:style-name="T42_1">Punktet</text:span><text:span text:style-name="T42_2"><text:s/></text:span><text:span text:style-name="T42_3">om</text:span><text:span text:style-name="T42_4"><text:s/></text:span><text:span text:style-name="T42_5">FUs</text:span><text:span text:style-name="T42_6"><text:s/></text:span><text:span text:style-name="T42_7">økonomi</text:span><text:span text:style-name="T42_8"><text:s/></text:span><text:span text:style-name="T42_9">utgår</text:span><text:span text:style-name="T42_10"><text:s/></text:span><text:span text:style-name="T42_11">da</text:span><text:span text:style-name="T42_12"><text:s/></text:span><text:span text:style-name="T42_13">man</text:span><text:span text:style-name="T42_14"><text:s/></text:span><text:span text:style-name="T42_15">mangler</text:span><text:span text:style-name="T42_16"><text:s/></text:span><text:span text:style-name="T42_17">regnskapstall</text:span><text:span text:style-name="T42_18"><text:s/></text:span><text:span text:style-name="T42_19">fra</text:span><text:span text:style-name="T42_20"><text:s/></text:span><text:span text:style-name="T42_21">både</text:span><text:span text:style-name="T42_22"><text:s/></text:span><text:span text:style-name="T42_23">Dagen</text:span><text:span text:style-name="T42_24"><text:s/>2011<text:s/></text:span><text:span text:style-name="T42_25">og</text:span><text:span text:style-name="T42_26"><text:s/></text:span><text:span text:style-name="T42_27">Navet</text:span><text:span text:style-name="T42_28">.</text:span></text:p>
      <text:p text:style-name="P43"/>
      <text:p text:style-name="P44"><text:span text:style-name="T44_1">3<text:s/></text:span><text:span text:style-name="T44_2">Behandling</text:span><text:span text:style-name="T44_3"><text:s/></text:span><text:span text:style-name="T44_4">av</text:span><text:span text:style-name="T44_5"><text:s/></text:span><text:span text:style-name="T44_6">søknader</text:span></text:p>
      <text:p text:style-name="P45"><text:span text:style-name="T45_1">3.1<text:s/></text:span><text:span text:style-name="T45_2">CYBs</text:span><text:span text:style-name="T45_3"><text:s/></text:span><text:span text:style-name="T45_4">søknad</text:span><text:span text:style-name="T45_5"><text:s/></text:span><text:span text:style-name="T45_6">om</text:span><text:span text:style-name="T45_7"><text:s/></text:span><text:span text:style-name="T45_8">driftsmidler</text:span><text:span text:style-name="T45_9"><text:s/></text:span><text:span text:style-name="T45_10">vår</text:span><text:span text:style-name="T45_11"><text:s/>2012</text:span></text:p>
      <text:p text:style-name="P46"><text:span text:style-name="T46_1">I</text:span><text:span text:style-name="T46_2"><text:s/></text:span><text:span text:style-name="T46_3">høstens</text:span><text:span text:style-name="T46_4"><text:s/></text:span><text:span text:style-name="T46_5">søknad</text:span><text:span text:style-name="T46_6"><text:s/></text:span><text:span text:style-name="T46_7">var</text:span><text:span text:style-name="T46_8"><text:s/>10<text:s/>000<text:s/></text:span><text:span text:style-name="T46_9">kr</text:span><text:span text:style-name="T46_10"><text:s/></text:span><text:span text:style-name="T46_11">spesifisert</text:span><text:span text:style-name="T46_12"><text:s/></text:span><text:span text:style-name="T46_13">til</text:span><text:span text:style-name="T46_14"><text:s/></text:span><text:span text:style-name="T46_15">dekorering</text:span><text:span text:style-name="T46_16"><text:s/></text:span><text:span text:style-name="T46_17">av</text:span><text:span text:style-name="T46_18"><text:s/></text:span><text:span text:style-name="T46_19">Escape</text:span><text:span text:style-name="T46_20">,<text:s/></text:span><text:span text:style-name="T46_21">men</text:span><text:span text:style-name="T46_22"><text:s/></text:span><text:span text:style-name="T46_23">så</text:span><text:span text:style-name="T46_24"><text:s/></text:span><text:span text:style-name="T46_25">langt</text:span><text:span text:style-name="T46_26"><text:s/></text:span><text:span text:style-name="T46_27">henger</text:span><text:span text:style-name="T46_28"><text:s/></text:span><text:span text:style-name="T46_29">det</text:span><text:span text:style-name="T46_30"><text:s/></text:span><text:span text:style-name="T46_31">kun</text:span><text:span text:style-name="T46_32"><text:s/></text:span><text:span text:style-name="T46_33">ett</text:span><text:span text:style-name="T46_34"><text:s/></text:span><text:span text:style-name="T46_35">bilde</text:span><text:span text:style-name="T46_36"><text:s/></text:span><text:span text:style-name="T46_37">der</text:span><text:span text:style-name="T46_38"><text:s/></text:span><text:span text:style-name="T46_39">og</text:span><text:span text:style-name="T46_40"><text:s/></text:span><text:span text:style-name="T46_41">de</text:span><text:span text:style-name="T46_42"><text:s/></text:span><text:span text:style-name="T46_43">resterende</text:span><text:span text:style-name="T46_44"><text:s/></text:span><text:span text:style-name="T46_45">midlene</text:span><text:span text:style-name="T46_46"><text:s/></text:span><text:span text:style-name="T46_47">ser</text:span><text:span text:style-name="T46_48"><text:s/></text:span><text:span text:style-name="T46_49">ikke</text:span><text:span text:style-name="T46_50"><text:s/></text:span><text:span text:style-name="T46_51">ut</text:span><text:span text:style-name="T46_52"><text:s/></text:span><text:span text:style-name="T46_53">til</text:span><text:span text:style-name="T46_54"><text:s/></text:span><text:span text:style-name="T46_55">å</text:span><text:span text:style-name="T46_56"><text:s/></text:span><text:span text:style-name="T46_57">stå</text:span><text:span text:style-name="T46_58"><text:s/></text:span><text:span text:style-name="T46_59">videreført</text:span><text:span text:style-name="T46_60"><text:s/></text:span><text:span text:style-name="T46_61">i</text:span><text:span text:style-name="T46_62"><text:s/></text:span><text:span text:style-name="T46_63">vårens</text:span><text:span text:style-name="T46_64"><text:s/></text:span><text:span text:style-name="T46_65">budsjett</text:span><text:span text:style-name="T46_66">.<text:s/></text:span><text:span text:style-name="T46_67">Det</text:span><text:span text:style-name="T46_68"><text:s/></text:span><text:span text:style-name="T46_69">virker</text:span><text:span text:style-name="T46_70"><text:s/></text:span><text:span text:style-name="T46_71">også</text:span><text:span text:style-name="T46_72"><text:s/></text:span><text:span text:style-name="T46_73">merkelig</text:span><text:span text:style-name="T46_74"><text:s/></text:span><text:span text:style-name="T46_75">å</text:span><text:span text:style-name="T46_76"><text:s/></text:span><text:span text:style-name="T46_77">søke</text:span><text:span text:style-name="T46_78"><text:s/></text:span><text:span text:style-name="T46_79">penger</text:span><text:span text:style-name="T46_80"><text:s/></text:span><text:span text:style-name="T46_81">til</text:span><text:span text:style-name="T46_82"><text:s/></text:span><text:span text:style-name="T46_83">produksjon</text:span><text:span text:style-name="T46_84"><text:s/></text:span><text:span text:style-name="T46_85">av</text:span><text:span text:style-name="T46_86"><text:s/></text:span><text:span text:style-name="T46_87">medlemskort</text:span><text:span text:style-name="T46_88"><text:s/></text:span><text:span text:style-name="T46_89">når</text:span><text:span text:style-name="T46_90"><text:s/></text:span><text:span text:style-name="T46_91">man</text:span><text:span text:style-name="T46_92"><text:s/></text:span><text:span text:style-name="T46_93">har</text:span><text:span text:style-name="T46_94"><text:s/></text:span><text:span text:style-name="T46_95">store</text:span><text:span text:style-name="T46_96"><text:s/></text:span><text:span text:style-name="T46_97">inntekter</text:span><text:span text:style-name="T46_98"><text:s/></text:span><text:span text:style-name="T46_99">knyttet</text:span><text:span text:style-name="T46_100"><text:s/></text:span><text:span text:style-name="T46_101">til</text:span><text:span text:style-name="T46_102"><text:s/></text:span><text:span text:style-name="T46_103">medlemskontigent</text:span><text:span text:style-name="T46_104">.</text:span></text:p>
      <text:p text:style-name="P47"/>
      <text:p text:style-name="P48"><text:span text:style-name="T48_1">Det</text:span><text:span text:style-name="T48_2"><text:s/></text:span><text:span text:style-name="T48_3">fattes</text:span><text:span text:style-name="T48_4"><text:s/></text:span><text:span text:style-name="T48_5">vedtak</text:span><text:span text:style-name="T48_6"><text:s/></text:span><text:span text:style-name="T48_7">om</text:span><text:span text:style-name="T48_8"><text:s/></text:span><text:span text:style-name="T48_9">at</text:span><text:span text:style-name="T48_10"><text:s/></text:span><text:span text:style-name="T48_11">søknaden</text:span><text:span text:style-name="T48_12"><text:s/></text:span><text:span text:style-name="T48_13">kan</text:span><text:span text:style-name="T48_14"><text:s/></text:span><text:span text:style-name="T48_15">behandles</text:span><text:span text:style-name="T48_16"><text:s/></text:span><text:span text:style-name="T48_17">igjen</text:span><text:span text:style-name="T48_18"><text:s/></text:span><text:span text:style-name="T48_19">på</text:span><text:span text:style-name="T48_20"><text:s/></text:span><text:span text:style-name="T48_21">sirkulasjon</text:span><text:span text:style-name="T48_22"><text:s/></text:span><text:span text:style-name="T48_23">etter</text:span><text:span text:style-name="T48_24"><text:s/></text:span><text:span text:style-name="T48_25">at</text:span><text:span text:style-name="T48_26"><text:s/></text:span><text:span text:style-name="T48_27">CYB</text:span><text:span text:style-name="T48_28"><text:s/></text:span><text:span text:style-name="T48_29">gjør</text:span><text:span text:style-name="T48_30"><text:s/></text:span><text:span text:style-name="T48_31">ytterligere</text:span><text:span text:style-name="T48_32"><text:s/></text:span><text:span text:style-name="T48_33">dokumentasjon</text:span><text:span text:style-name="T48_34"><text:s/>-<text:s/></text:span><text:span text:style-name="T48_35">inkludert</text:span><text:span text:style-name="T48_36"><text:s/></text:span><text:span text:style-name="T48_37">regnskap</text:span><text:span text:style-name="T48_38"><text:s/>-<text:s/></text:span><text:span text:style-name="T48_39">tilgjengelig</text:span><text:span text:style-name="T48_40">.</text:span></text:p>
      <text:p text:style-name="P49"/>
      <text:p text:style-name="P50"><text:span text:style-name="T50_1">3.2<text:s/></text:span><text:span text:style-name="T50_2">Mikros</text:span><text:span text:style-name="T50_3"><text:s/></text:span><text:span text:style-name="T50_4">søknad</text:span><text:span text:style-name="T50_5"><text:s/></text:span><text:span text:style-name="T50_6">om</text:span><text:span text:style-name="T50_7"><text:s/></text:span><text:span text:style-name="T50_8">driftsmidler</text:span><text:span text:style-name="T50_9"><text:s/></text:span><text:span text:style-name="T50_10">vår</text:span><text:span text:style-name="T50_11"><text:s/>2012</text:span></text:p>
      <text:p text:style-name="P51"><text:span text:style-name="T51_1">Det</text:span><text:span text:style-name="T51_2"><text:s/></text:span><text:span text:style-name="T51_3">er</text:span><text:span text:style-name="T51_4"><text:s/></text:span><text:span text:style-name="T51_5">ikke</text:span><text:span text:style-name="T51_6"><text:s/></text:span><text:span text:style-name="T51_7">spesifisert</text:span><text:span text:style-name="T51_8"><text:s/></text:span><text:span text:style-name="T51_9">hva</text:span><text:span text:style-name="T51_10"><text:s/></text:span><text:span text:style-name="T51_11">man</text:span><text:span text:style-name="T51_12"><text:s/></text:span><text:span text:style-name="T51_13">ønsker</text:span><text:span text:style-name="T51_14"><text:s/></text:span><text:span text:style-name="T51_15">å</text:span><text:span text:style-name="T51_16"><text:s/></text:span><text:span text:style-name="T51_17">bruke</text:span><text:span text:style-name="T51_18"><text:s/></text:span><text:span text:style-name="T51_19">de</text:span><text:span text:style-name="T51_20"><text:s/>15<text:s/>000<text:s/></text:span><text:span text:style-name="T51_21">kr</text:span><text:span text:style-name="T51_22"><text:s/></text:span><text:span text:style-name="T51_23">man</text:span><text:span text:style-name="T51_24"><text:s/></text:span><text:span text:style-name="T51_25">søker</text:span><text:span text:style-name="T51_26"><text:s/></text:span><text:span text:style-name="T51_27">fra</text:span><text:span text:style-name="T51_28"><text:s/></text:span><text:span text:style-name="T51_29">FU</text:span><text:span text:style-name="T51_30"><text:s/></text:span><text:span text:style-name="T51_31">på</text:span><text:span text:style-name="T51_32">.<text:s/></text:span><text:span text:style-name="T51_33">Søknaden</text:span><text:span text:style-name="T51_34"><text:s/></text:span><text:span text:style-name="T51_35">er</text:span><text:span text:style-name="T51_36"><text:s/></text:span><text:span text:style-name="T51_37">betydelig</text:span><text:span text:style-name="T51_38"><text:s/></text:span><text:span text:style-name="T51_39">større</text:span><text:span text:style-name="T51_40"><text:s/></text:span><text:span text:style-name="T51_41">enn</text:span><text:span text:style-name="T51_42"><text:s/></text:span><text:span text:style-name="T51_43">fjorårets</text:span><text:span text:style-name="T51_44"><text:s/></text:span><text:span text:style-name="T51_45">to</text:span><text:span text:style-name="T51_46"><text:s/></text:span><text:span text:style-name="T51_47">søknader</text:span><text:span text:style-name="T51_48"><text:s/>(1<text:s/>000<text:s/></text:span><text:span text:style-name="T51_49">for</text:span><text:span text:style-name="T51_50"><text:s/></text:span><text:span text:style-name="T51_51">vår</text:span><text:span text:style-name="T51_52">,<text:s/>3<text:s/>500<text:s/></text:span><text:span text:style-name="T51_53">for</text:span><text:span text:style-name="T51_54"><text:s/></text:span><text:span text:style-name="T51_55">høst</text:span><text:span text:style-name="T51_56">),<text:s/></text:span><text:span text:style-name="T51_57">og</text:span><text:span text:style-name="T51_58"><text:s/></text:span><text:span text:style-name="T51_59">de</text:span><text:span text:style-name="T51_60"><text:s/></text:span><text:span text:style-name="T51_61">to</text:span><text:span text:style-name="T51_62"><text:s/></text:span><text:span text:style-name="T51_63">største</text:span><text:span text:style-name="T51_64"><text:s/></text:span><text:span text:style-name="T51_65">postene</text:span><text:span text:style-name="T51_66"><text:s/></text:span><text:span text:style-name="T51_67">på</text:span><text:span text:style-name="T51_68"><text:s/>14<text:s/>000<text:s/></text:span><text:span text:style-name="T51_69">til</text:span><text:span text:style-name="T51_70"><text:s/></text:span><text:span text:style-name="T51_71">hyttetur</text:span><text:span text:style-name="T51_72"><text:s/></text:span><text:span text:style-name="T51_73">og</text:span><text:span text:style-name="T51_74"><text:s/>12<text:s/>000<text:s/></text:span><text:span text:style-name="T51_75">til</text:span><text:span text:style-name="T51_76"><text:s/></text:span><text:span text:style-name="T51_77">deltakelse</text:span><text:span text:style-name="T51_78"><text:s/></text:span><text:span text:style-name="T51_79">på</text:span><text:span text:style-name="T51_80"><text:s/></text:span><text:span text:style-name="T51_81">The</text:span><text:span text:style-name="T51_82"><text:s/></text:span><text:span text:style-name="T51_83">Gathering</text:span><text:span text:style-name="T51_84"><text:s/></text:span><text:span text:style-name="T51_85">synes</text:span><text:span text:style-name="T51_86"><text:s/></text:span><text:span text:style-name="T51_87">ikke</text:span><text:span text:style-name="T51_88"><text:s/></text:span><text:span text:style-name="T51_89">å</text:span><text:span text:style-name="T51_90"><text:s/></text:span><text:span text:style-name="T51_91">være</text:span><text:span text:style-name="T51_92"><text:s/></text:span><text:span text:style-name="T51_93">bygget</text:span><text:span text:style-name="T51_94"><text:s/></text:span><text:span text:style-name="T51_95">på</text:span><text:span text:style-name="T51_96"><text:s/></text:span><text:span text:style-name="T51_97">et</text:span><text:span text:style-name="T51_98"><text:s/></text:span><text:span text:style-name="T51_99">godt</text:span><text:span text:style-name="T51_100"><text:s/></text:span><text:span text:style-name="T51_101">tallgrunnlag</text:span><text:span text:style-name="T51_102">.<text:s/></text:span><text:span text:style-name="T51_103">Det</text:span><text:span text:style-name="T51_104"><text:s/></text:span><text:span text:style-name="T51_105">påpekes</text:span><text:span text:style-name="T51_106"><text:s/></text:span><text:span text:style-name="T51_107">at</text:span><text:span text:style-name="T51_108"><text:s/></text:span><text:span text:style-name="T51_109">bedriftsekskursjoner</text:span><text:span text:style-name="T51_110"><text:s/></text:span><text:span text:style-name="T51_111">kan</text:span><text:span text:style-name="T51_112"><text:s/></text:span><text:span text:style-name="T51_113">gjøres</text:span><text:span text:style-name="T51_114"><text:s/></text:span><text:span text:style-name="T51_115">om</text:span><text:span text:style-name="T51_116"><text:s/></text:span><text:span text:style-name="T51_117">til</text:span><text:span text:style-name="T51_118"><text:s/></text:span><text:span text:style-name="T51_119">en</text:span><text:span text:style-name="T51_120"><text:s/></text:span><text:span text:style-name="T51_121">inntektskilde</text:span><text:span text:style-name="T51_122"><text:s/></text:span><text:span text:style-name="T51_123">da</text:span><text:span text:style-name="T51_124"><text:s/></text:span><text:span text:style-name="T51_125">teknologibedrifter</text:span><text:span text:style-name="T51_126"><text:s/></text:span><text:span text:style-name="T51_127">ofte</text:span><text:span text:style-name="T51_128"><text:s/></text:span><text:span text:style-name="T51_129">har</text:span><text:span text:style-name="T51_130"><text:s/></text:span><text:span text:style-name="T51_131">en</text:span><text:span text:style-name="T51_132"><text:s/></text:span><text:span text:style-name="T51_133">stor</text:span><text:span text:style-name="T51_134"><text:s/></text:span><text:span text:style-name="T51_135">betalingsvilje</text:span><text:span text:style-name="T51_136"><text:s/></text:span><text:span text:style-name="T51_137">forbundet</text:span><text:span text:style-name="T51_138"><text:s/></text:span><text:span text:style-name="T51_139">med</text:span><text:span text:style-name="T51_140"><text:s/></text:span><text:span text:style-name="T51_141">rekruttering</text:span><text:span text:style-name="T51_142">.</text:span></text:p>
      <text:p text:style-name="P52"/>
      <text:p text:style-name="P53"><text:span text:style-name="T53_1">Det</text:span><text:span text:style-name="T53_2"><text:s/></text:span><text:span text:style-name="T53_3">fattes</text:span><text:span text:style-name="T53_4"><text:s/></text:span><text:span text:style-name="T53_5">vedtak</text:span><text:span text:style-name="T53_6"><text:s/></text:span><text:span text:style-name="T53_7">om</text:span><text:span text:style-name="T53_8"><text:s/></text:span><text:span text:style-name="T53_9">at</text:span><text:span text:style-name="T53_10"><text:s/></text:span><text:span text:style-name="T53_11">søknaden</text:span><text:span text:style-name="T53_12"><text:s/></text:span><text:span text:style-name="T53_13">kan</text:span><text:span text:style-name="T53_14"><text:s/></text:span><text:span text:style-name="T53_15">behandles</text:span><text:span text:style-name="T53_16"><text:s/></text:span><text:span text:style-name="T53_17">igjen</text:span><text:span text:style-name="T53_18"><text:s/></text:span><text:span text:style-name="T53_19">på</text:span><text:span text:style-name="T53_20"><text:s/></text:span><text:span text:style-name="T53_21">sirkulasjon</text:span><text:span text:style-name="T53_22"><text:s/></text:span><text:span text:style-name="T53_23">etter</text:span><text:span text:style-name="T53_24"><text:s/></text:span><text:span text:style-name="T53_25">at</text:span><text:span text:style-name="T53_26"><text:s/></text:span><text:span text:style-name="T53_27">søknadssummen</text:span><text:span text:style-name="T53_28"><text:s/></text:span><text:span text:style-name="T53_29">er</text:span><text:span text:style-name="T53_30"><text:s/></text:span><text:span text:style-name="T53_31">spesifisert</text:span><text:span text:style-name="T53_32">.</text:span></text:p>
      <text:p text:style-name="P54"/>
      <text:p text:style-name="P55"><text:span text:style-name="T55_1">3.3.<text:s/></text:span><text:span text:style-name="T55_2">FIFIs</text:span><text:span text:style-name="T55_3"><text:s/></text:span><text:span text:style-name="T55_4">søknad</text:span><text:span text:style-name="T55_5"><text:s/></text:span><text:span text:style-name="T55_6">om</text:span><text:span text:style-name="T55_7"><text:s/></text:span><text:span text:style-name="T55_8">driftsmidler</text:span><text:span text:style-name="T55_9"><text:s/>2012</text:span></text:p>
      <text:p text:style-name="P56"><text:span text:style-name="T56_1">Det</text:span><text:span text:style-name="T56_2"><text:s/></text:span><text:span text:style-name="T56_3">er</text:span><text:span text:style-name="T56_4"><text:s/></text:span><text:span text:style-name="T56_5">ikke</text:span><text:span text:style-name="T56_6"><text:s/></text:span><text:span text:style-name="T56_7">spesifisert</text:span><text:span text:style-name="T56_8"><text:s/></text:span><text:span text:style-name="T56_9">hva</text:span><text:span text:style-name="T56_10"><text:s/></text:span><text:span text:style-name="T56_11">man</text:span><text:span text:style-name="T56_12"><text:s/></text:span><text:span text:style-name="T56_13">ønsker</text:span><text:span text:style-name="T56_14"><text:s/></text:span><text:span text:style-name="T56_15">å</text:span><text:span text:style-name="T56_16"><text:s/></text:span><text:span text:style-name="T56_17">bruke</text:span><text:span text:style-name="T56_18"><text:s/></text:span><text:span text:style-name="T56_19">de</text:span><text:span text:style-name="T56_20"><text:s/>8<text:s/>000<text:s/></text:span><text:span text:style-name="T56_21">kr</text:span><text:span text:style-name="T56_22"><text:s/></text:span><text:span text:style-name="T56_23">man</text:span><text:span text:style-name="T56_24"><text:s/></text:span><text:span text:style-name="T56_25">søker</text:span><text:span text:style-name="T56_26"><text:s/></text:span><text:span text:style-name="T56_27">fra</text:span><text:span text:style-name="T56_28"><text:s/></text:span><text:span text:style-name="T56_29">FU</text:span><text:span text:style-name="T56_30"><text:s/></text:span><text:span text:style-name="T56_31">på</text:span><text:span text:style-name="T56_32">.<text:s/></text:span><text:span text:style-name="T56_33">Flere</text:span><text:span text:style-name="T56_34"><text:s/></text:span><text:span text:style-name="T56_35">foreninger</text:span><text:span text:style-name="T56_36"><text:s/></text:span><text:span text:style-name="T56_37">på</text:span><text:span text:style-name="T56_38"><text:s/></text:span><text:span text:style-name="T56_39">bygget</text:span><text:span text:style-name="T56_40"><text:s/></text:span><text:span text:style-name="T56_41">har</text:span><text:span text:style-name="T56_42"><text:s/></text:span><text:span text:style-name="T56_43">konsoller</text:span><text:span text:style-name="T56_44"><text:s/></text:span><text:span text:style-name="T56_45">stående</text:span><text:span text:style-name="T56_46"><text:s/></text:span><text:span text:style-name="T56_47">nærmest</text:span><text:span text:style-name="T56_48"><text:s/></text:span><text:span text:style-name="T56_49">ubrukt</text:span><text:span text:style-name="T56_50">,<text:s/></text:span><text:span text:style-name="T56_51">og</text:span><text:span text:style-name="T56_52"><text:s/></text:span><text:span text:style-name="T56_53">det</text:span><text:span text:style-name="T56_54"><text:s/></text:span><text:span text:style-name="T56_55">foreslås</text:span><text:span text:style-name="T56_56"><text:s/></text:span><text:span text:style-name="T56_57">derfor</text:span><text:span text:style-name="T56_58"><text:s/></text:span><text:span text:style-name="T56_59">at</text:span><text:span text:style-name="T56_60"><text:s/></text:span><text:span text:style-name="T56_61">man</text:span><text:span text:style-name="T56_62"><text:s/></text:span><text:span text:style-name="T56_63">ser</text:span><text:span text:style-name="T56_64"><text:s/></text:span><text:span text:style-name="T56_65">på</text:span><text:span text:style-name="T56_66"><text:s/></text:span><text:span text:style-name="T56_67">muligheten</text:span><text:span text:style-name="T56_68"><text:s/></text:span><text:span text:style-name="T56_69">for</text:span><text:span text:style-name="T56_70"><text:s/></text:span><text:span text:style-name="T56_71">gjenbruk</text:span><text:span text:style-name="T56_72"><text:s/></text:span><text:span text:style-name="T56_73">av</text:span><text:span text:style-name="T56_74"><text:s/></text:span><text:span text:style-name="T56_75">konsollparken</text:span><text:span text:style-name="T56_76">.</text:span></text:p>
      <text:p text:style-name="P57"/>
      <text:p text:style-name="P58"><text:span text:style-name="T58_1">Det</text:span><text:span text:style-name="T58_2"><text:s/></text:span><text:span text:style-name="T58_3">fattes</text:span><text:span text:style-name="T58_4"><text:s/></text:span><text:span text:style-name="T58_5">vedtak</text:span><text:span text:style-name="T58_6"><text:s/></text:span><text:span text:style-name="T58_7">om</text:span><text:span text:style-name="T58_8"><text:s/></text:span><text:span text:style-name="T58_9">at</text:span><text:span text:style-name="T58_10"><text:s/></text:span><text:span text:style-name="T58_11">søknaden</text:span><text:span text:style-name="T58_12"><text:s/></text:span><text:span text:style-name="T58_13">kan</text:span><text:span text:style-name="T58_14"><text:s/></text:span><text:span text:style-name="T58_15">behandles</text:span><text:span text:style-name="T58_16"><text:s/></text:span><text:span text:style-name="T58_17">igjen</text:span><text:span text:style-name="T58_18"><text:s/></text:span><text:span text:style-name="T58_19">på</text:span><text:span text:style-name="T58_20"><text:s/></text:span><text:span text:style-name="T58_21">sirkulasjon</text:span><text:span text:style-name="T58_22"><text:s/></text:span><text:span text:style-name="T58_23">etter</text:span><text:span text:style-name="T58_24"><text:s/></text:span><text:span text:style-name="T58_25">at</text:span><text:span text:style-name="T58_26"><text:s/></text:span><text:span text:style-name="T58_27">søknadssummen</text:span><text:span text:style-name="T58_28"><text:s/></text:span><text:span text:style-name="T58_29">er</text:span><text:span text:style-name="T58_30"><text:s/></text:span><text:span text:style-name="T58_31">spesifisert</text:span><text:span text:style-name="T58_32"><text:s/></text:span><text:span text:style-name="T58_33">og</text:span><text:span text:style-name="T58_34"><text:s/></text:span><text:span text:style-name="T58_35">behovet</text:span><text:span text:style-name="T58_36"><text:s/></text:span><text:span text:style-name="T58_37">for</text:span><text:span text:style-name="T58_38"><text:s/></text:span><text:span text:style-name="T58_39">nyinnkjøp</text:span><text:span text:style-name="T58_40"><text:s/></text:span><text:span text:style-name="T58_41">av</text:span><text:span text:style-name="T58_42"><text:s/></text:span><text:span text:style-name="T58_43">konsoller</text:span><text:span text:style-name="T58_44"><text:s/></text:span><text:span text:style-name="T58_45">er</text:span><text:span text:style-name="T58_46"><text:s/></text:span><text:span text:style-name="T58_47">avklart</text:span><text:span text:style-name="T58_48">.</text:span></text:p>
      <text:p text:style-name="P59"/>
      <text:p text:style-name="P60"><text:span text:style-name="T60_1">4<text:s/></text:span><text:span text:style-name="T60_2">Signering</text:span><text:span text:style-name="T60_3"><text:s/></text:span><text:span text:style-name="T60_4">av</text:span><text:span text:style-name="T60_5"><text:s/></text:span><text:span text:style-name="T60_6">innvilgede</text:span><text:span text:style-name="T60_7"><text:s/></text:span><text:span text:style-name="T60_8">søknader</text:span></text:p>
      <text:p text:style-name="P61"><text:span text:style-name="T61_1">Utgikk</text:span><text:span text:style-name="T61_2"><text:s/></text:span><text:span text:style-name="T61_3">da</text:span><text:span text:style-name="T61_4"><text:s/></text:span><text:span text:style-name="T61_5">ingen</text:span><text:span text:style-name="T61_6"><text:s/></text:span><text:span text:style-name="T61_7">søknader</text:span><text:span text:style-name="T61_8"><text:s/></text:span><text:span text:style-name="T61_9">ble</text:span><text:span text:style-name="T61_10"><text:s/></text:span><text:span text:style-name="T61_11">innvilget</text:span><text:span text:style-name="T61_12">.</text:span></text:p>
      <text:p text:style-name="P62"/>
      <text:p text:style-name="P63"><text:span text:style-name="T63_1">5<text:s/></text:span><text:span text:style-name="T63_2">FUs</text:span><text:span text:style-name="T63_3"><text:s/></text:span><text:span text:style-name="T63_4">foretaksform</text:span></text:p>
      <text:p text:style-name="P64"><text:span text:style-name="T64_1">Koordinator</text:span><text:span text:style-name="T64_2"><text:s/></text:span><text:span text:style-name="T64_3">forteller</text:span><text:span text:style-name="T64_4"><text:s/></text:span><text:span text:style-name="T64_5">kort</text:span><text:span text:style-name="T64_6"><text:s/></text:span><text:span text:style-name="T64_7">om</text:span><text:span text:style-name="T64_8"><text:s/></text:span><text:span text:style-name="T64_9">hvordan</text:span><text:span text:style-name="T64_10"><text:s/></text:span><text:span text:style-name="T64_11">arbeidet</text:span><text:span text:style-name="T64_12"><text:s/></text:span><text:span text:style-name="T64_13">med</text:span><text:span text:style-name="T64_14"><text:s/></text:span><text:span text:style-name="T64_15">omstrukturering</text:span><text:span text:style-name="T64_16"><text:s/></text:span><text:span text:style-name="T64_17">går</text:span><text:span text:style-name="T64_18">.<text:s/></text:span><text:span text:style-name="T64_19">Det</text:span><text:span text:style-name="T64_20"><text:s/></text:span><text:span text:style-name="T64_21">undersøkes</text:span><text:span text:style-name="T64_22"><text:s/></text:span><text:span text:style-name="T64_23">hvorvidt</text:span><text:span text:style-name="T64_24"><text:s/></text:span><text:span text:style-name="T64_25">man</text:span><text:span text:style-name="T64_26"><text:s/></text:span><text:span text:style-name="T64_27">bør</text:span><text:span text:style-name="T64_28"><text:s/></text:span><text:span text:style-name="T64_29">gå</text:span><text:span text:style-name="T64_30"><text:s/></text:span><text:span text:style-name="T64_31">for</text:span><text:span text:style-name="T64_32"><text:s/></text:span><text:span text:style-name="T64_33">en</text:span><text:span text:style-name="T64_34"><text:s/></text:span><text:span text:style-name="T64_35">ordinær</text:span><text:span text:style-name="T64_36"><text:s/></text:span><text:span text:style-name="T64_37">selskapsregistering</text:span><text:span text:style-name="T64_38"><text:s/></text:span><text:span text:style-name="T64_39">eller</text:span><text:span text:style-name="T64_40"><text:s/></text:span><text:span text:style-name="T64_41">stiftelse</text:span><text:span text:style-name="T64_42">,<text:s/></text:span><text:span text:style-name="T64_43">og</text:span><text:span text:style-name="T64_44"><text:s/></text:span><text:span text:style-name="T64_45">det</text:span><text:span text:style-name="T64_46"><text:s/></text:span><text:span text:style-name="T64_47">kan</text:span><text:span text:style-name="T64_48"><text:s/></text:span><text:span text:style-name="T64_49">virke</text:span><text:span text:style-name="T64_50"><text:s/></text:span><text:span text:style-name="T64_51">som</text:span><text:span text:style-name="T64_52"><text:s/></text:span><text:span text:style-name="T64_53">den</text:span><text:span text:style-name="T64_54"><text:s/></text:span><text:span text:style-name="T64_55">ekstra</text:span><text:span text:style-name="T64_56"><text:s/></text:span><text:span text:style-name="T64_57">administrasjonen</text:span><text:span text:style-name="T64_58"><text:s/></text:span><text:span text:style-name="T64_59">forbundet</text:span><text:span text:style-name="T64_60"><text:s/></text:span><text:span text:style-name="T64_61">med</text:span><text:span text:style-name="T64_62"><text:s/></text:span><text:span text:style-name="T64_63">å</text:span><text:span text:style-name="T64_64"><text:s/></text:span><text:span text:style-name="T64_65">opprette</text:span><text:span text:style-name="T64_66"><text:s/></text:span><text:span text:style-name="T64_67">og</text:span><text:span text:style-name="T64_68"><text:s/></text:span><text:span text:style-name="T64_69">drifte</text:span><text:span text:style-name="T64_70"><text:s/></text:span><text:span text:style-name="T64_71">en</text:span><text:span text:style-name="T64_72"><text:s/></text:span><text:span text:style-name="T64_73">stiftelse</text:span><text:span text:style-name="T64_74"><text:s/></text:span><text:span text:style-name="T64_75">ikke</text:span><text:span text:style-name="T64_76"><text:s/></text:span><text:span text:style-name="T64_77">overveier</text:span><text:span text:style-name="T64_78"><text:s/></text:span><text:span text:style-name="T64_79">fordelene</text:span><text:span text:style-name="T64_80">.<text:s/></text:span><text:span text:style-name="T64_81">Koordinatorer</text:span><text:span text:style-name="T64_82"><text:s/></text:span><text:span text:style-name="T64_83">håper</text:span><text:span text:style-name="T64_84"><text:s/></text:span><text:span text:style-name="T64_85">å</text:span><text:span text:style-name="T64_86"><text:s/></text:span><text:span text:style-name="T64_87">være</text:span><text:span text:style-name="T64_88"><text:s/></text:span><text:span text:style-name="T64_89">i</text:span><text:span text:style-name="T64_90"><text:s/></text:span><text:span text:style-name="T64_91">mål</text:span><text:span text:style-name="T64_92"><text:s/></text:span><text:span text:style-name="T64_93">med</text:span><text:span text:style-name="T64_94"><text:s/></text:span><text:span text:style-name="T64_95">arbeidet</text:span><text:span text:style-name="T64_96"><text:s/></text:span><text:span text:style-name="T64_97">innen</text:span><text:span text:style-name="T64_98"><text:s/></text:span><text:span text:style-name="T64_99">utgangen</text:span><text:span text:style-name="T64_100"><text:s/></text:span><text:span text:style-name="T64_101">av</text:span><text:span text:style-name="T64_102"><text:s/></text:span><text:span text:style-name="T64_103">vårsemesteret</text:span><text:span text:style-name="T64_104">.</text:span></text:p>
      <text:p text:style-name="P65"/>
      <text:p text:style-name="P66"><text:span text:style-name="T66_1">6<text:s/></text:span><text:span text:style-name="T66_2">Kort</text:span><text:span text:style-name="T66_3"><text:s/></text:span><text:span text:style-name="T66_4">om</text:span><text:span text:style-name="T66_5"><text:s/></text:span><text:span text:style-name="T66_6">møteinnkallelse</text:span></text:p>
      <text:p text:style-name="P67"><text:span text:style-name="T67_1">For</text:span><text:span text:style-name="T67_2"><text:s/></text:span><text:span text:style-name="T67_3">at</text:span><text:span text:style-name="T67_4"><text:s/></text:span><text:span text:style-name="T67_5">søknadsbehandlingen</text:span><text:span text:style-name="T67_6"><text:s/></text:span><text:span text:style-name="T67_7">skal</text:span><text:span text:style-name="T67_8"><text:s/></text:span><text:span text:style-name="T67_9">være</text:span><text:span text:style-name="T67_10"><text:s/></text:span><text:span text:style-name="T67_11">så</text:span><text:span text:style-name="T67_12"><text:s/></text:span><text:span text:style-name="T67_13">demokratisk</text:span><text:span text:style-name="T67_14"><text:s/></text:span><text:span text:style-name="T67_15">og</text:span><text:span text:style-name="T67_16"><text:s/></text:span><text:span text:style-name="T67_17">åpent</text:span><text:span text:style-name="T67_18"><text:s/></text:span><text:span text:style-name="T67_19">som</text:span><text:span text:style-name="T67_20"><text:s/></text:span><text:span text:style-name="T67_21">mulig</text:span><text:span text:style-name="T67_22"><text:s/></text:span><text:span text:style-name="T67_23">påpeker</text:span><text:span text:style-name="T67_24"><text:s/></text:span><text:span text:style-name="T67_25">koordinator</text:span><text:span text:style-name="T67_26"><text:s/></text:span><text:span text:style-name="T67_27">viktighetene</text:span><text:span text:style-name="T67_28"><text:s/></text:span><text:span text:style-name="T67_29">av</text:span><text:span text:style-name="T67_30"><text:s/></text:span><text:span text:style-name="T67_31">at</text:span><text:span text:style-name="T67_32"><text:s/></text:span><text:span text:style-name="T67_33">hver</text:span><text:span text:style-name="T67_34"><text:s/></text:span><text:span text:style-name="T67_35">forening</text:span><text:span text:style-name="T67_36"><text:s/></text:span><text:span text:style-name="T67_37">gjør</text:span><text:span text:style-name="T67_38"><text:s/></text:span><text:span text:style-name="T67_39">en</text:span><text:span text:style-name="T67_40"><text:s/></text:span><text:span text:style-name="T67_41">grundig</text:span><text:span text:style-name="T67_42"><text:s/></text:span><text:span text:style-name="T67_43">behandling</text:span><text:span text:style-name="T67_44"><text:s/></text:span><text:span text:style-name="T67_45">i</text:span><text:span text:style-name="T67_46"><text:s/></text:span><text:span text:style-name="T67_47">forkant</text:span><text:span text:style-name="T67_48"><text:s/></text:span><text:span text:style-name="T67_49">av</text:span><text:span text:style-name="T67_50"><text:s/></text:span><text:span text:style-name="T67_51">FU</text:span><text:span text:style-name="T67_52">-</text:span><text:span text:style-name="T67_53">møter</text:span><text:span text:style-name="T67_54">,<text:s/></text:span><text:span text:style-name="T67_55">og</text:span><text:span text:style-name="T67_56"><text:s/></text:span><text:span text:style-name="T67_57">at</text:span><text:span text:style-name="T67_58"><text:s/></text:span><text:span text:style-name="T67_59">søknadene</text:span><text:span text:style-name="T67_60"><text:s/></text:span><text:span text:style-name="T67_61">gjøres</text:span><text:span text:style-name="T67_62"><text:s/></text:span><text:span text:style-name="T67_63">tilgjengelig</text:span><text:span text:style-name="T67_64"><text:s/></text:span><text:span text:style-name="T67_65">for</text:span><text:span text:style-name="T67_66"><text:s/></text:span><text:span text:style-name="T67_67">alle</text:span><text:span text:style-name="T67_68"><text:s/></text:span><text:span text:style-name="T67_69">styremedlemmer</text:span><text:span text:style-name="T67_70"><text:s/></text:span><text:span text:style-name="T67_71">i</text:span><text:span text:style-name="T67_72"><text:s/></text:span><text:span text:style-name="T67_73">foreningene</text:span><text:span text:style-name="T67_74">.<text:s/></text:span><text:span text:style-name="T67_75">Epostlista</text:span><text:span text:style-name="T67_76"><text:s/></text:span><text:span text:style-name="T67_77">for</text:span><text:span text:style-name="T67_78"><text:s/></text:span><text:span text:style-name="T67_79">møteinnkallelser</text:span><text:span text:style-name="T67_80"><text:s/></text:span><text:span text:style-name="T67_81">har</text:span><text:span text:style-name="T67_82"><text:s/></text:span><text:span text:style-name="T67_83">den</text:span><text:span text:style-name="T67_84"><text:s/></text:span><text:span text:style-name="T67_85">siste</text:span><text:span text:style-name="T67_86"><text:s/></text:span><text:span text:style-name="T67_87">tiden</text:span><text:span text:style-name="T67_88"><text:s/></text:span><text:span text:style-name="T67_89">blitt</text:span><text:span text:style-name="T67_90"><text:s/></text:span><text:span text:style-name="T67_91">renset</text:span><text:span text:style-name="T67_92"><text:s/></text:span><text:span text:style-name="T67_93">for</text:span><text:span text:style-name="T67_94"><text:s/></text:span><text:span text:style-name="T67_95">personadresser</text:span><text:span text:style-name="T67_96"><text:s/></text:span><text:span text:style-name="T67_97">til</text:span><text:span text:style-name="T67_98"><text:s/></text:span><text:span text:style-name="T67_99">fordeler</text:span><text:span text:style-name="T67_100"><text:s/></text:span><text:span text:style-name="T67_101">epostlister</text:span><text:span text:style-name="T67_102"><text:s/></text:span><text:span text:style-name="T67_103">som</text:span><text:span text:style-name="T67_104"><text:s/></text:span><text:span text:style-name="T67_105">går</text:span><text:span text:style-name="T67_106"><text:s/></text:span><text:span text:style-name="T67_107">til</text:span><text:span text:style-name="T67_108"><text:s/></text:span><text:span text:style-name="T67_109">direkte</text:span><text:span text:style-name="T67_110"><text:s/></text:span><text:span text:style-name="T67_111">til</text:span><text:span text:style-name="T67_112"><text:s/></text:span><text:span text:style-name="T67_113">hvert</text:span><text:span text:style-name="T67_114"><text:s/></text:span><text:span text:style-name="T67_115">enkelt</text:span><text:span text:style-name="T67_116"><text:s/></text:span><text:span text:style-name="T67_117">styre</text:span><text:span text:style-name="T67_118">.</text:span></text:p>
      <text:p text:style-name="P68"/>
      <text:p text:style-name="P69"><text:span text:style-name="T69_1">8<text:s/></text:span><text:span text:style-name="T69_2">Eventuelt</text:span></text:p>
      <text:p text:style-name="P70"><text:span text:style-name="T70_1">8.1<text:s/></text:span><text:span text:style-name="T70_2">Tilgang</text:span><text:span text:style-name="T70_3"><text:s/></text:span><text:span text:style-name="T70_4">til</text:span><text:span text:style-name="T70_5"><text:s/></text:span><text:span text:style-name="T70_6">epostarkivet</text:span></text:p>
      <text:p text:style-name="P71"><text:span text:style-name="T71_1">Christopher</text:span><text:span text:style-name="T71_2"><text:s/></text:span><text:span text:style-name="T71_3">Culina</text:span><text:span text:style-name="T71_4"><text:s/></text:span><text:span text:style-name="T71_5">ber</text:span><text:span text:style-name="T71_6"><text:s/></text:span><text:span text:style-name="T71_7">om</text:span><text:span text:style-name="T71_8"><text:s/></text:span><text:span text:style-name="T71_9">tilgang</text:span><text:span text:style-name="T71_10"><text:s/></text:span><text:span text:style-name="T71_11">til</text:span><text:span text:style-name="T71_12"><text:s/></text:span><text:span text:style-name="T71_13">epostarkivet</text:span><text:span text:style-name="T71_14">.<text:s/></text:span><text:span text:style-name="T71_15">Koordinator</text:span><text:span text:style-name="T71_16"><text:s/></text:span><text:span text:style-name="T71_17">noterer</text:span><text:span text:style-name="T71_18"><text:s/></text:span><text:span text:style-name="T71_19">det</text:span><text:span text:style-name="T71_20"><text:s/></text:span><text:span text:style-name="T71_21">på</text:span><text:span text:style-name="T71_22"><text:s/></text:span><text:span text:style-name="T71_23">gjøremålslista</text:span><text:span text:style-name="T71_24">.</text:span></text:p>
      <text:p text:style-name="P72"/>
      <text:p text:style-name="P73"><text:span text:style-name="T73_1">8.2<text:s/></text:span><text:span text:style-name="T73_2">Kaffe</text:span><text:span text:style-name="T73_3"><text:s/></text:span><text:span text:style-name="T73_4">på</text:span><text:span text:style-name="T73_5"><text:s/></text:span><text:span text:style-name="T73_6">foreningskontoret</text:span></text:p>
      <text:p text:style-name="P74"><text:span text:style-name="T74_1">Det</text:span><text:span text:style-name="T74_2"><text:s/></text:span><text:span text:style-name="T74_3">fryktes</text:span><text:span text:style-name="T74_4"><text:s/></text:span><text:span text:style-name="T74_5">for</text:span><text:span text:style-name="T74_6"><text:s/></text:span><text:span text:style-name="T74_7">nedsatt</text:span><text:span text:style-name="T74_8"><text:s/></text:span><text:span text:style-name="T74_9">produktivitet</text:span><text:span text:style-name="T74_10"><text:s/></text:span><text:span text:style-name="T74_11">på</text:span><text:span text:style-name="T74_12"><text:s/></text:span><text:span text:style-name="T74_13">Foreningskontoret</text:span><text:span text:style-name="T74_14"><text:s/>(</text:span><text:span text:style-name="T74_15">Rom</text:span><text:span text:style-name="T74_16"><text:s/>3403)<text:s/></text:span><text:span text:style-name="T74_17">etter</text:span><text:span text:style-name="T74_18"><text:s/></text:span><text:span text:style-name="T74_19">at</text:span><text:span text:style-name="T74_20"><text:s/></text:span><text:span text:style-name="T74_21">IFIs</text:span><text:span text:style-name="T74_22"><text:s/></text:span><text:span text:style-name="T74_23">budsjettkutt</text:span><text:span text:style-name="T74_24"><text:s/></text:span><text:span text:style-name="T74_25">har</text:span><text:span text:style-name="T74_26"><text:s/></text:span><text:span text:style-name="T74_27">ført</text:span><text:span text:style-name="T74_28"><text:s/></text:span><text:span text:style-name="T74_29">til</text:span><text:span text:style-name="T74_30"><text:s/></text:span><text:span text:style-name="T74_31">kaffetørke</text:span><text:span text:style-name="T74_32">.<text:s/></text:span><text:span text:style-name="T74_33">Det</text:span><text:span text:style-name="T74_34"><text:s/></text:span><text:span text:style-name="T74_35">foreslås</text:span><text:span text:style-name="T74_36"><text:s/></text:span><text:span text:style-name="T74_37">at</text:span><text:span text:style-name="T74_38"><text:s/></text:span><text:span text:style-name="T74_39">CYB</text:span><text:span text:style-name="T74_40"><text:s/></text:span><text:span text:style-name="T74_41">ser</text:span><text:span text:style-name="T74_42"><text:s/></text:span><text:span text:style-name="T74_43">på</text:span><text:span text:style-name="T74_44"><text:s/></text:span><text:span text:style-name="T74_45">muligheten</text:span><text:span text:style-name="T74_46"><text:s/></text:span><text:span text:style-name="T74_47">til</text:span><text:span text:style-name="T74_48"><text:s/></text:span><text:span text:style-name="T74_49">å</text:span><text:span text:style-name="T74_50"><text:s/></text:span><text:span text:style-name="T74_51">innlemme</text:span><text:span text:style-name="T74_52"><text:s/></text:span><text:span text:style-name="T74_53">innkjøp</text:span><text:span text:style-name="T74_54"><text:s/></text:span><text:span text:style-name="T74_55">av</text:span><text:span text:style-name="T74_56"><text:s/></text:span><text:span text:style-name="T74_57">kaffe</text:span><text:span text:style-name="T74_58"><text:s/></text:span><text:span text:style-name="T74_59">og</text:span><text:span text:style-name="T74_60"><text:s/></text:span><text:span text:style-name="T74_61">nødvendig</text:span><text:span text:style-name="T74_62"><text:s/></text:span><text:span text:style-name="T74_63">materiell</text:span><text:span text:style-name="T74_64"><text:s/></text:span><text:span text:style-name="T74_65">til</text:span><text:span text:style-name="T74_66"><text:s/></text:span><text:span text:style-name="T74_67">kaffemaskinen</text:span><text:span text:style-name="T74_68"><text:s/></text:span><text:span text:style-name="T74_69">i</text:span><text:span text:style-name="T74_70"><text:s/></text:span><text:span text:style-name="T74_71">sin</text:span><text:span text:style-name="T74_72"><text:s/></text:span><text:span text:style-name="T74_73">søknad</text:span><text:span text:style-name="T74_74"><text:s/></text:span><text:span text:style-name="T74_75">da</text:span><text:span text:style-name="T74_76"><text:s/></text:span><text:span text:style-name="T74_77">de</text:span><text:span text:style-name="T74_78"><text:s/></text:span><text:span text:style-name="T74_79">allerede</text:span><text:span text:style-name="T74_80"><text:s/></text:span><text:span text:style-name="T74_81">har</text:span><text:span text:style-name="T74_82"><text:s/></text:span><text:span text:style-name="T74_83">inngått</text:span><text:span text:style-name="T74_84"><text:s/></text:span><text:span text:style-name="T74_85">avtale</text:span><text:span text:style-name="T74_86"><text:s/></text:span><text:span text:style-name="T74_87">med</text:span><text:span text:style-name="T74_88"><text:s/></text:span><text:span text:style-name="T74_89">en</text:span><text:span text:style-name="T74_90"><text:s/></text:span><text:span text:style-name="T74_91">kaffeleverandør</text:span><text:span text:style-name="T74_92">.<text:s/></text:span><text:span text:style-name="T74_93">Det</text:span><text:span text:style-name="T74_94"><text:s/></text:span><text:span text:style-name="T74_95">påpekes</text:span><text:span text:style-name="T74_96"><text:s/></text:span><text:span text:style-name="T74_97">at</text:span><text:span text:style-name="T74_98"><text:s/></text:span><text:span text:style-name="T74_99">det</text:span><text:span text:style-name="T74_100"><text:s/></text:span><text:span text:style-name="T74_101">finnes</text:span><text:span text:style-name="T74_102"><text:s/></text:span><text:span text:style-name="T74_103">aktive</text:span><text:span text:style-name="T74_104"><text:s/></text:span><text:span text:style-name="T74_105">studenter</text:span><text:span text:style-name="T74_106"><text:s/></text:span><text:span text:style-name="T74_107">som</text:span><text:span text:style-name="T74_108"><text:s/></text:span><text:span text:style-name="T74_109">ikke</text:span><text:span text:style-name="T74_110"><text:s/></text:span><text:span text:style-name="T74_111">drikker</text:span><text:span text:style-name="T74_112"><text:s/></text:span><text:span text:style-name="T74_113">kaffe</text:span><text:span text:style-name="T74_114">,<text:s/></text:span><text:span text:style-name="T74_115">og</text:span><text:span text:style-name="T74_116"><text:s/></text:span><text:span text:style-name="T74_117">at</text:span><text:span text:style-name="T74_118"><text:s/></text:span><text:span text:style-name="T74_119">også</text:span><text:span text:style-name="T74_120"><text:s/></text:span><text:span text:style-name="T74_121">te</text:span><text:span text:style-name="T74_122"><text:s/></text:span><text:span text:style-name="T74_123">bør</text:span><text:span text:style-name="T74_124"><text:s/></text:span><text:span text:style-name="T74_125">skaffes</text:span><text:span text:style-name="T74_126"><text:s/></text:span><text:span text:style-name="T74_127">til</text:span><text:span text:style-name="T74_128"><text:s/></text:span><text:span text:style-name="T74_129">veie</text:span><text:span text:style-name="T74_130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8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1.249cm" fo:padding-left="0cm" fo:margin-left="2.54cm" fo:padding-right="0cm" fo:margin-right="2.54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_1" style:family="text"/>
  </office:automatic-styles>
  <office:master-styles>
    <style:master-page style:name="Standard" style:page-layout-name="pm1">
      <style:footer>
        <text:p text:style-name="P1"><text:span text:style-name="T1_1"><text:page-number text:select-page="current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